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3.45pt"/>
    </style:style>
    <style:style style:name="co4" style:family="table-column">
      <style:table-column-properties fo:break-before="auto" style:column-width="251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ched_master_id,</text:p>
          </table:table-cell>
          <table:table-cell/>
          <table:table-cell office:value-type="string" calcext:value-type="string">
            <text:p>master_id,</text:p>
          </table:table-cell>
          <table:table-cell table:formula="of:=IF(IFERROR(FIND(&quot;--&quot;;[.A1]); -1) &gt;= 0; SUBSTITUTE([.A1];&quot;,&quot;;&quot;&quot;); CONCATENATE(&quot;NEW.&quot;;SUBSTITUTE(TRIM([.A1]);&quot;,&quot;;&quot;&quot;)))" office:value-type="string" office:string-value="NEW.matched_master_id" calcext:value-type="string">
            <text:p>NEW.matched_master_id</text:p>
          </table:table-cell>
          <table:table-cell table:formula="of:=CONCATENATE(IF(IFERROR(FIND(&quot;_yes_no&quot;;[.C1]);0); CONCATENATE(&quot;CASE WHEN &quot;; [.D1]; &quot; = 0 THEN 'no' WHEN &quot;; [.D1]; &quot; = 1 THEN 'yes' WHEN &quot;; [.D1]; &quot; = 9 THEN 'don''t know' ELSE &quot;; [.D1]; &quot;::varchar END&quot;); [.D1]); &quot;,&quot;)" office:value-type="string" office:string-value="NEW.matched_master_id," calcext:value-type="string">
            <text:p>NEW.matched_master_id,</text:p>
          </table:table-cell>
        </table:table-row>
        <table:table-row table:style-name="ro1">
          <table:table-cell office:value-type="string" calcext:value-type="string">
            <text:p><text:s text:c="2"/>adl_eat,</text:p>
          </table:table-cell>
          <table:table-cell/>
          <table:table-cell office:value-type="string" calcext:value-type="string">
            <text:p><text:s text:c="2"/>select_regarding_eating,</text:p>
          </table:table-cell>
          <table:table-cell table:formula="of:=IF(IFERROR(FIND(&quot;--&quot;;[.A2]); -1) &gt;= 0; SUBSTITUTE([.A2];&quot;,&quot;;&quot;&quot;); CONCATENATE(&quot;NEW.&quot;;SUBSTITUTE(TRIM([.A2]);&quot;,&quot;;&quot;&quot;)))" office:value-type="string" office:string-value="NEW.adl_eat" calcext:value-type="string">
            <text:p>NEW.adl_eat</text:p>
          </table:table-cell>
          <table:table-cell table:formula="of:=CONCATENATE(IF(IFERROR(FIND(&quot;_yes_no&quot;;[.C2]);0); CONCATENATE(&quot;CASE WHEN &quot;; [.D2]; &quot; = 0 THEN 'no' WHEN &quot;; [.D2]; &quot; = 1 THEN 'yes' WHEN &quot;; [.D2]; &quot; = 9 THEN 'don''t know' ELSE &quot;; [.D2]; &quot;::varchar END&quot;); [.D2]); &quot;,&quot;)" office:value-type="string" office:string-value="NEW.adl_eat," calcext:value-type="string">
            <text:p>NEW.adl_eat,</text:p>
          </table:table-cell>
        </table:table-row>
        <table:table-row table:style-name="ro1">
          <table:table-cell office:value-type="string" calcext:value-type="string">
            <text:p><text:s text:c="2"/>adl_walk,</text:p>
          </table:table-cell>
          <table:table-cell/>
          <table:table-cell office:value-type="string" calcext:value-type="string">
            <text:p><text:s text:c="2"/>select_regarding_walking,</text:p>
          </table:table-cell>
          <table:table-cell table:formula="of:=IF(IFERROR(FIND(&quot;--&quot;;[.A3]); -1) &gt;= 0; SUBSTITUTE([.A3];&quot;,&quot;;&quot;&quot;); CONCATENATE(&quot;NEW.&quot;;SUBSTITUTE(TRIM([.A3]);&quot;,&quot;;&quot;&quot;)))" office:value-type="string" office:string-value="NEW.adl_walk" calcext:value-type="string">
            <text:p>NEW.adl_walk</text:p>
          </table:table-cell>
          <table:table-cell table:formula="of:=CONCATENATE(IF(IFERROR(FIND(&quot;_yes_no&quot;;[.C3]);0); CONCATENATE(&quot;CASE WHEN &quot;; [.D3]; &quot; = 0 THEN 'no' WHEN &quot;; [.D3]; &quot; = 1 THEN 'yes' WHEN &quot;; [.D3]; &quot; = 9 THEN 'don''t know' ELSE &quot;; [.D3]; &quot;::varchar END&quot;); [.D3]); &quot;,&quot;)" office:value-type="string" office:string-value="NEW.adl_walk," calcext:value-type="string">
            <text:p>NEW.adl_walk,</text:p>
          </table:table-cell>
        </table:table-row>
        <table:table-row table:style-name="ro1">
          <table:table-cell office:value-type="string" calcext:value-type="string">
            <text:p><text:s text:c="2"/>adl_toilet,</text:p>
          </table:table-cell>
          <table:table-cell/>
          <table:table-cell office:value-type="string" calcext:value-type="string">
            <text:p><text:s text:c="2"/>select_regarding_bowel_and_bladder,</text:p>
          </table:table-cell>
          <table:table-cell table:formula="of:=IF(IFERROR(FIND(&quot;--&quot;;[.A4]); -1) &gt;= 0; SUBSTITUTE([.A4];&quot;,&quot;;&quot;&quot;); CONCATENATE(&quot;NEW.&quot;;SUBSTITUTE(TRIM([.A4]);&quot;,&quot;;&quot;&quot;)))" office:value-type="string" office:string-value="NEW.adl_toilet" calcext:value-type="string">
            <text:p>NEW.adl_toilet</text:p>
          </table:table-cell>
          <table:table-cell table:formula="of:=CONCATENATE(IF(IFERROR(FIND(&quot;_yes_no&quot;;[.C4]);0); CONCATENATE(&quot;CASE WHEN &quot;; [.D4]; &quot; = 0 THEN 'no' WHEN &quot;; [.D4]; &quot; = 1 THEN 'yes' WHEN &quot;; [.D4]; &quot; = 9 THEN 'don''t know' ELSE &quot;; [.D4]; &quot;::varchar END&quot;); [.D4]); &quot;,&quot;)" office:value-type="string" office:string-value="NEW.adl_toilet," calcext:value-type="string">
            <text:p>NEW.adl_toilet,</text:p>
          </table:table-cell>
        </table:table-row>
        <table:table-row table:style-name="ro1">
          <table:table-cell office:value-type="string" calcext:value-type="string">
            <text:p><text:s text:c="2"/>adl_bath,</text:p>
          </table:table-cell>
          <table:table-cell/>
          <table:table-cell office:value-type="string" calcext:value-type="string">
            <text:p><text:s text:c="2"/>select_regarding_bathing,</text:p>
          </table:table-cell>
          <table:table-cell table:formula="of:=IF(IFERROR(FIND(&quot;--&quot;;[.A5]); -1) &gt;= 0; SUBSTITUTE([.A5];&quot;,&quot;;&quot;&quot;); CONCATENATE(&quot;NEW.&quot;;SUBSTITUTE(TRIM([.A5]);&quot;,&quot;;&quot;&quot;)))" office:value-type="string" office:string-value="NEW.adl_bath" calcext:value-type="string">
            <text:p>NEW.adl_bath</text:p>
          </table:table-cell>
          <table:table-cell table:formula="of:=CONCATENATE(IF(IFERROR(FIND(&quot;_yes_no&quot;;[.C5]);0); CONCATENATE(&quot;CASE WHEN &quot;; [.D5]; &quot; = 0 THEN 'no' WHEN &quot;; [.D5]; &quot; = 1 THEN 'yes' WHEN &quot;; [.D5]; &quot; = 9 THEN 'don''t know' ELSE &quot;; [.D5]; &quot;::varchar END&quot;); [.D5]); &quot;,&quot;)" office:value-type="string" office:string-value="NEW.adl_bath," calcext:value-type="string">
            <text:p>NEW.adl_bath,</text:p>
          </table:table-cell>
        </table:table-row>
        <table:table-row table:style-name="ro1">
          <table:table-cell office:value-type="string" calcext:value-type="string">
            <text:p><text:s text:c="2"/>adl_groom,</text:p>
          </table:table-cell>
          <table:table-cell/>
          <table:table-cell office:value-type="string" calcext:value-type="string">
            <text:p><text:s text:c="2"/>select_regarding_grooming,</text:p>
          </table:table-cell>
          <table:table-cell table:formula="of:=IF(IFERROR(FIND(&quot;--&quot;;[.A6]); -1) &gt;= 0; SUBSTITUTE([.A6];&quot;,&quot;;&quot;&quot;); CONCATENATE(&quot;NEW.&quot;;SUBSTITUTE(TRIM([.A6]);&quot;,&quot;;&quot;&quot;)))" office:value-type="string" office:string-value="NEW.adl_groom" calcext:value-type="string">
            <text:p>NEW.adl_groom</text:p>
          </table:table-cell>
          <table:table-cell table:formula="of:=CONCATENATE(IF(IFERROR(FIND(&quot;_yes_no&quot;;[.C6]);0); CONCATENATE(&quot;CASE WHEN &quot;; [.D6]; &quot; = 0 THEN 'no' WHEN &quot;; [.D6]; &quot; = 1 THEN 'yes' WHEN &quot;; [.D6]; &quot; = 9 THEN 'don''t know' ELSE &quot;; [.D6]; &quot;::varchar END&quot;); [.D6]); &quot;,&quot;)" office:value-type="string" office:string-value="NEW.adl_groom," calcext:value-type="string">
            <text:p>NEW.adl_groom,</text:p>
          </table:table-cell>
        </table:table-row>
        <table:table-row table:style-name="ro1">
          <table:table-cell office:value-type="string" calcext:value-type="string">
            <text:p><text:s text:c="2"/>adl_dress_a,</text:p>
          </table:table-cell>
          <table:table-cell/>
          <table:table-cell office:value-type="string" calcext:value-type="string">
            <text:p><text:s text:c="2"/>select_regarding_dressing,</text:p>
          </table:table-cell>
          <table:table-cell table:formula="of:=IF(IFERROR(FIND(&quot;--&quot;;[.A7]); -1) &gt;= 0; SUBSTITUTE([.A7];&quot;,&quot;;&quot;&quot;); CONCATENATE(&quot;NEW.&quot;;SUBSTITUTE(TRIM([.A7]);&quot;,&quot;;&quot;&quot;)))" office:value-type="string" office:string-value="NEW.adl_dress_a" calcext:value-type="string">
            <text:p>NEW.adl_dress_a</text:p>
          </table:table-cell>
          <table:table-cell table:formula="of:=CONCATENATE(IF(IFERROR(FIND(&quot;_yes_no&quot;;[.C7]);0); CONCATENATE(&quot;CASE WHEN &quot;; [.D7]; &quot; = 0 THEN 'no' WHEN &quot;; [.D7]; &quot; = 1 THEN 'yes' WHEN &quot;; [.D7]; &quot; = 9 THEN 'don''t know' ELSE &quot;; [.D7]; &quot;::varchar END&quot;); [.D7]); &quot;,&quot;)" office:value-type="string" office:string-value="NEW.adl_dress_a," calcext:value-type="string">
            <text:p>NEW.adl_dress_a,</text:p>
          </table:table-cell>
        </table:table-row>
        <table:table-row table:style-name="ro1">
          <table:table-cell office:value-type="string" calcext:value-type="string">
            <text:p><text:s text:c="2"/>adl_dress_aperf,</text:p>
          </table:table-cell>
          <table:table-cell/>
          <table:table-cell office:value-type="string" calcext:value-type="string">
            <text:p><text:s text:c="2"/>select_regarding_dressing_performance,</text:p>
          </table:table-cell>
          <table:table-cell table:formula="of:=IF(IFERROR(FIND(&quot;--&quot;;[.A8]); -1) &gt;= 0; SUBSTITUTE([.A8];&quot;,&quot;;&quot;&quot;); CONCATENATE(&quot;NEW.&quot;;SUBSTITUTE(TRIM([.A8]);&quot;,&quot;;&quot;&quot;)))" office:value-type="string" office:string-value="NEW.adl_dress_aperf" calcext:value-type="string">
            <text:p>NEW.adl_dress_aperf</text:p>
          </table:table-cell>
          <table:table-cell table:formula="of:=CONCATENATE(IF(IFERROR(FIND(&quot;_yes_no&quot;;[.C8]);0); CONCATENATE(&quot;CASE WHEN &quot;; [.D8]; &quot; = 0 THEN 'no' WHEN &quot;; [.D8]; &quot; = 1 THEN 'yes' WHEN &quot;; [.D8]; &quot; = 9 THEN 'don''t know' ELSE &quot;; [.D8]; &quot;::varchar END&quot;); [.D8]); &quot;,&quot;)" office:value-type="string" office:string-value="NEW.adl_dress_aperf," calcext:value-type="string">
            <text:p>NEW.adl_dress_aperf,</text:p>
          </table:table-cell>
        </table:table-row>
        <table:table-row table:style-name="ro1">
          <table:table-cell office:value-type="string" calcext:value-type="string">
            <text:p><text:s text:c="2"/>adl_dress_b,</text:p>
          </table:table-cell>
          <table:table-cell/>
          <table:table-cell office:value-type="string" calcext:value-type="string">
            <text:p><text:s text:c="2"/>select_regarding_getting_dressed,</text:p>
          </table:table-cell>
          <table:table-cell table:formula="of:=IF(IFERROR(FIND(&quot;--&quot;;[.A9]); -1) &gt;= 0; SUBSTITUTE([.A9];&quot;,&quot;;&quot;&quot;); CONCATENATE(&quot;NEW.&quot;;SUBSTITUTE(TRIM([.A9]);&quot;,&quot;;&quot;&quot;)))" office:value-type="string" office:string-value="NEW.adl_dress_b" calcext:value-type="string">
            <text:p>NEW.adl_dress_b</text:p>
          </table:table-cell>
          <table:table-cell table:formula="of:=CONCATENATE(IF(IFERROR(FIND(&quot;_yes_no&quot;;[.C9]);0); CONCATENATE(&quot;CASE WHEN &quot;; [.D9]; &quot; = 0 THEN 'no' WHEN &quot;; [.D9]; &quot; = 1 THEN 'yes' WHEN &quot;; [.D9]; &quot; = 9 THEN 'don''t know' ELSE &quot;; [.D9]; &quot;::varchar END&quot;); [.D9]); &quot;,&quot;)" office:value-type="string" office:string-value="NEW.adl_dress_b," calcext:value-type="string">
            <text:p>NEW.adl_dress_b,</text:p>
          </table:table-cell>
        </table:table-row>
        <table:table-row table:style-name="ro1">
          <table:table-cell office:value-type="string" calcext:value-type="string">
            <text:p><text:s text:c="2"/>adl_phone,</text:p>
          </table:table-cell>
          <table:table-cell/>
          <table:table-cell office:value-type="string" calcext:value-type="string">
            <text:p><text:s text:c="2"/>used_telephone_yes_no_dont_know,</text:p>
          </table:table-cell>
          <table:table-cell table:formula="of:=IF(IFERROR(FIND(&quot;--&quot;;[.A10]); -1) &gt;= 0; SUBSTITUTE([.A10];&quot;,&quot;;&quot;&quot;); CONCATENATE(&quot;NEW.&quot;;SUBSTITUTE(TRIM([.A10]);&quot;,&quot;;&quot;&quot;)))" office:value-type="string" office:string-value="NEW.adl_phone" calcext:value-type="string">
            <text:p>NEW.adl_phone</text:p>
          </table:table-cell>
          <table:table-cell table:formula="of:=CONCATENATE(IF(IFERROR(FIND(&quot;_yes_no&quot;;[.C10]);0); CONCATENATE(&quot;CASE WHEN &quot;; [.D10]; &quot; = 0 THEN 'no' WHEN &quot;; [.D10]; &quot; = 1 THEN 'yes' WHEN &quot;; [.D10]; &quot; = 9 THEN 'don''t know' ELSE &quot;; [.D10]; &quot;::varchar END&quot;); [.D10]); &quot;,&quot;)" office:value-type="string" office:string-value="CASE WHEN NEW.adl_phone = 0 THEN 'no' WHEN NEW.adl_phone = 1 THEN 'yes' WHEN NEW.adl_phone = 9 THEN 'don''t know' ELSE NEW.adl_phone::varchar END," calcext:value-type="string">
            <text:p>CASE WHEN NEW.adl_phone = 0 THEN 'no' WHEN NEW.adl_phone = 1 THEN 'yes' WHEN NEW.adl_phone = 9 THEN 'don''t know' ELSE NEW.adl_phone::varchar END,</text:p>
          </table:table-cell>
        </table:table-row>
        <table:table-row table:style-name="ro1">
          <table:table-cell office:value-type="string" calcext:value-type="string">
            <text:p><text:s text:c="2"/>adl_phone_perf,</text:p>
          </table:table-cell>
          <table:table-cell/>
          <table:table-cell office:value-type="string" calcext:value-type="string">
            <text:p><text:s text:c="2"/>select_telephone_performance,</text:p>
          </table:table-cell>
          <table:table-cell table:formula="of:=IF(IFERROR(FIND(&quot;--&quot;;[.A11]); -1) &gt;= 0; SUBSTITUTE([.A11];&quot;,&quot;;&quot;&quot;); CONCATENATE(&quot;NEW.&quot;;SUBSTITUTE(TRIM([.A11]);&quot;,&quot;;&quot;&quot;)))" office:value-type="string" office:string-value="NEW.adl_phone_perf" calcext:value-type="string">
            <text:p>NEW.adl_phone_perf</text:p>
          </table:table-cell>
          <table:table-cell table:formula="of:=CONCATENATE(IF(IFERROR(FIND(&quot;_yes_no&quot;;[.C11]);0); CONCATENATE(&quot;CASE WHEN &quot;; [.D11]; &quot; = 0 THEN 'no' WHEN &quot;; [.D11]; &quot; = 1 THEN 'yes' WHEN &quot;; [.D11]; &quot; = 9 THEN 'don''t know' ELSE &quot;; [.D11]; &quot;::varchar END&quot;); [.D11]); &quot;,&quot;)" office:value-type="string" office:string-value="NEW.adl_phone_perf," calcext:value-type="string">
            <text:p>NEW.adl_phone_perf,</text:p>
          </table:table-cell>
        </table:table-row>
        <table:table-row table:style-name="ro1">
          <table:table-cell office:value-type="string" calcext:value-type="string">
            <text:p><text:s text:c="2"/>adl_tv,</text:p>
          </table:table-cell>
          <table:table-cell/>
          <table:table-cell office:value-type="string" calcext:value-type="string">
            <text:p><text:s text:c="2"/>watched_tv_yes_no_dont_know,</text:p>
          </table:table-cell>
          <table:table-cell table:formula="of:=IF(IFERROR(FIND(&quot;--&quot;;[.A12]); -1) &gt;= 0; SUBSTITUTE([.A12];&quot;,&quot;;&quot;&quot;); CONCATENATE(&quot;NEW.&quot;;SUBSTITUTE(TRIM([.A12]);&quot;,&quot;;&quot;&quot;)))" office:value-type="string" office:string-value="NEW.adl_tv" calcext:value-type="string">
            <text:p>NEW.adl_tv</text:p>
          </table:table-cell>
          <table:table-cell table:formula="of:=CONCATENATE(IF(IFERROR(FIND(&quot;_yes_no&quot;;[.C12]);0); CONCATENATE(&quot;CASE WHEN &quot;; [.D12]; &quot; = 0 THEN 'no' WHEN &quot;; [.D12]; &quot; = 1 THEN 'yes' WHEN &quot;; [.D12]; &quot; = 9 THEN 'don''t know' ELSE &quot;; [.D12]; &quot;::varchar END&quot;); [.D12]); &quot;,&quot;)" office:value-type="string" office:string-value="CASE WHEN NEW.adl_tv = 0 THEN 'no' WHEN NEW.adl_tv = 1 THEN 'yes' WHEN NEW.adl_tv = 9 THEN 'don''t know' ELSE NEW.adl_tv::varchar END," calcext:value-type="string">
            <text:p>CASE WHEN NEW.adl_tv = 0 THEN 'no' WHEN NEW.adl_tv = 1 THEN 'yes' WHEN NEW.adl_tv = 9 THEN 'don''t know' ELSE NEW.adl_tv::varchar END,</text:p>
          </table:table-cell>
        </table:table-row>
        <table:table-row table:style-name="ro1">
          <table:table-cell office:value-type="string" calcext:value-type="string">
            <text:p><text:s text:c="2"/>adl_tva,</text:p>
          </table:table-cell>
          <table:table-cell/>
          <table:table-cell office:value-type="string" calcext:value-type="string">
            <text:p><text:s text:c="2"/>selected_programs_yes_no_dont_know,</text:p>
          </table:table-cell>
          <table:table-cell table:formula="of:=IF(IFERROR(FIND(&quot;--&quot;;[.A13]); -1) &gt;= 0; SUBSTITUTE([.A13];&quot;,&quot;;&quot;&quot;); CONCATENATE(&quot;NEW.&quot;;SUBSTITUTE(TRIM([.A13]);&quot;,&quot;;&quot;&quot;)))" office:value-type="string" office:string-value="NEW.adl_tva" calcext:value-type="string">
            <text:p>NEW.adl_tva</text:p>
          </table:table-cell>
          <table:table-cell table:formula="of:=CONCATENATE(IF(IFERROR(FIND(&quot;_yes_no&quot;;[.C13]);0); CONCATENATE(&quot;CASE WHEN &quot;; [.D13]; &quot; = 0 THEN 'no' WHEN &quot;; [.D13]; &quot; = 1 THEN 'yes' WHEN &quot;; [.D13]; &quot; = 9 THEN 'don''t know' ELSE &quot;; [.D13]; &quot;::varchar END&quot;); [.D13]); &quot;,&quot;)" office:value-type="string" office:string-value="CASE WHEN NEW.adl_tva = 0 THEN 'no' WHEN NEW.adl_tva = 1 THEN 'yes' WHEN NEW.adl_tva = 9 THEN 'don''t know' ELSE NEW.adl_tva::varchar END," calcext:value-type="string">
            <text:p>CASE WHEN NEW.adl_tva = 0 THEN 'no' WHEN NEW.adl_tva = 1 THEN 'yes' WHEN NEW.adl_tva = 9 THEN 'don''t know' ELSE NEW.adl_tva::varchar END,</text:p>
          </table:table-cell>
        </table:table-row>
        <table:table-row table:style-name="ro1">
          <table:table-cell office:value-type="string" calcext:value-type="string">
            <text:p><text:s text:c="2"/>adl_tvb,</text:p>
          </table:table-cell>
          <table:table-cell/>
          <table:table-cell office:value-type="string" calcext:value-type="string">
            <text:p><text:s text:c="2"/>talk_about_content_during_yes_no_dont_know,</text:p>
          </table:table-cell>
          <table:table-cell table:formula="of:=IF(IFERROR(FIND(&quot;--&quot;;[.A14]); -1) &gt;= 0; SUBSTITUTE([.A14];&quot;,&quot;;&quot;&quot;); CONCATENATE(&quot;NEW.&quot;;SUBSTITUTE(TRIM([.A14]);&quot;,&quot;;&quot;&quot;)))" office:value-type="string" office:string-value="NEW.adl_tvb" calcext:value-type="string">
            <text:p>NEW.adl_tvb</text:p>
          </table:table-cell>
          <table:table-cell table:formula="of:=CONCATENATE(IF(IFERROR(FIND(&quot;_yes_no&quot;;[.C14]);0); CONCATENATE(&quot;CASE WHEN &quot;; [.D14]; &quot; = 0 THEN 'no' WHEN &quot;; [.D14]; &quot; = 1 THEN 'yes' WHEN &quot;; [.D14]; &quot; = 9 THEN 'don''t know' ELSE &quot;; [.D14]; &quot;::varchar END&quot;); [.D14]); &quot;,&quot;)" office:value-type="string" office:string-value="CASE WHEN NEW.adl_tvb = 0 THEN 'no' WHEN NEW.adl_tvb = 1 THEN 'yes' WHEN NEW.adl_tvb = 9 THEN 'don''t know' ELSE NEW.adl_tvb::varchar END," calcext:value-type="string">
            <text:p>CASE WHEN NEW.adl_tvb = 0 THEN 'no' WHEN NEW.adl_tvb = 1 THEN 'yes' WHEN NEW.adl_tvb = 9 THEN 'don''t know' ELSE NEW.adl_tvb::varchar END,</text:p>
          </table:table-cell>
        </table:table-row>
        <table:table-row table:style-name="ro1">
          <table:table-cell office:value-type="string" calcext:value-type="string">
            <text:p><text:s text:c="2"/>adl_tvc,</text:p>
          </table:table-cell>
          <table:table-cell/>
          <table:table-cell office:value-type="string" calcext:value-type="string">
            <text:p><text:s text:c="2"/>talk_about_content_after_yes_no_dont_know,</text:p>
          </table:table-cell>
          <table:table-cell table:formula="of:=IF(IFERROR(FIND(&quot;--&quot;;[.A15]); -1) &gt;= 0; SUBSTITUTE([.A15];&quot;,&quot;;&quot;&quot;); CONCATENATE(&quot;NEW.&quot;;SUBSTITUTE(TRIM([.A15]);&quot;,&quot;;&quot;&quot;)))" office:value-type="string" office:string-value="NEW.adl_tvc" calcext:value-type="string">
            <text:p>NEW.adl_tvc</text:p>
          </table:table-cell>
          <table:table-cell table:formula="of:=CONCATENATE(IF(IFERROR(FIND(&quot;_yes_no&quot;;[.C15]);0); CONCATENATE(&quot;CASE WHEN &quot;; [.D15]; &quot; = 0 THEN 'no' WHEN &quot;; [.D15]; &quot; = 1 THEN 'yes' WHEN &quot;; [.D15]; &quot; = 9 THEN 'don''t know' ELSE &quot;; [.D15]; &quot;::varchar END&quot;); [.D15]); &quot;,&quot;)" office:value-type="string" office:string-value="CASE WHEN NEW.adl_tvc = 0 THEN 'no' WHEN NEW.adl_tvc = 1 THEN 'yes' WHEN NEW.adl_tvc = 9 THEN 'don''t know' ELSE NEW.adl_tvc::varchar END," calcext:value-type="string">
            <text:p>CASE WHEN NEW.adl_tvc = 0 THEN 'no' WHEN NEW.adl_tvc = 1 THEN 'yes' WHEN NEW.adl_tvc = 9 THEN 'don''t know' ELSE NEW.adl_tvc::varchar END,</text:p>
          </table:table-cell>
        </table:table-row>
        <table:table-row table:style-name="ro1">
          <table:table-cell office:value-type="string" calcext:value-type="string">
            <text:p><text:s text:c="2"/>adl_attnconvo,</text:p>
          </table:table-cell>
          <table:table-cell/>
          <table:table-cell office:value-type="string" calcext:value-type="string">
            <text:p><text:s text:c="2"/>pay_attention_to_conversation_yes_no_dont_know,</text:p>
          </table:table-cell>
          <table:table-cell table:formula="of:=IF(IFERROR(FIND(&quot;--&quot;;[.A16]); -1) &gt;= 0; SUBSTITUTE([.A16];&quot;,&quot;;&quot;&quot;); CONCATENATE(&quot;NEW.&quot;;SUBSTITUTE(TRIM([.A16]);&quot;,&quot;;&quot;&quot;)))" office:value-type="string" office:string-value="NEW.adl_attnconvo" calcext:value-type="string">
            <text:p>NEW.adl_attnconvo</text:p>
          </table:table-cell>
          <table:table-cell table:formula="of:=CONCATENATE(IF(IFERROR(FIND(&quot;_yes_no&quot;;[.C16]);0); CONCATENATE(&quot;CASE WHEN &quot;; [.D16]; &quot; = 0 THEN 'no' WHEN &quot;; [.D16]; &quot; = 1 THEN 'yes' WHEN &quot;; [.D16]; &quot; = 9 THEN 'don''t know' ELSE &quot;; [.D16]; &quot;::varchar END&quot;); [.D16]); &quot;,&quot;)" office:value-type="string" office:string-value="CASE WHEN NEW.adl_attnconvo = 0 THEN 'no' WHEN NEW.adl_attnconvo = 1 THEN 'yes' WHEN NEW.adl_attnconvo = 9 THEN 'don''t know' ELSE NEW.adl_attnconvo::varchar END," calcext:value-type="string">
            <text:p>CASE WHEN NEW.adl_attnconvo = 0 THEN 'no' WHEN NEW.adl_attnconvo = 1 THEN 'yes' WHEN NEW.adl_attnconvo = 9 THEN 'don''t know' ELSE NEW.adl_attnconvo::varchar END,</text:p>
          </table:table-cell>
        </table:table-row>
        <table:table-row table:style-name="ro1">
          <table:table-cell office:value-type="string" calcext:value-type="string">
            <text:p><text:s text:c="2"/>adl_attnconvo_part,</text:p>
          </table:table-cell>
          <table:table-cell/>
          <table:table-cell office:value-type="string" calcext:value-type="string">
            <text:p><text:s text:c="2"/>select_degree_of_participation,</text:p>
          </table:table-cell>
          <table:table-cell table:formula="of:=IF(IFERROR(FIND(&quot;--&quot;;[.A17]); -1) &gt;= 0; SUBSTITUTE([.A17];&quot;,&quot;;&quot;&quot;); CONCATENATE(&quot;NEW.&quot;;SUBSTITUTE(TRIM([.A17]);&quot;,&quot;;&quot;&quot;)))" office:value-type="string" office:string-value="NEW.adl_attnconvo_part" calcext:value-type="string">
            <text:p>NEW.adl_attnconvo_part</text:p>
          </table:table-cell>
          <table:table-cell table:formula="of:=CONCATENATE(IF(IFERROR(FIND(&quot;_yes_no&quot;;[.C17]);0); CONCATENATE(&quot;CASE WHEN &quot;; [.D17]; &quot; = 0 THEN 'no' WHEN &quot;; [.D17]; &quot; = 1 THEN 'yes' WHEN &quot;; [.D17]; &quot; = 9 THEN 'don''t know' ELSE &quot;; [.D17]; &quot;::varchar END&quot;); [.D17]); &quot;,&quot;)" office:value-type="string" office:string-value="NEW.adl_attnconvo_part," calcext:value-type="string">
            <text:p>NEW.adl_attnconvo_part,</text:p>
          </table:table-cell>
        </table:table-row>
        <table:table-row table:style-name="ro1">
          <table:table-cell office:value-type="string" calcext:value-type="string">
            <text:p><text:s text:c="2"/>adl_dishes,</text:p>
          </table:table-cell>
          <table:table-cell/>
          <table:table-cell office:value-type="string" calcext:value-type="string">
            <text:p><text:s text:c="2"/>clear_dishes_yes_no_dont_know,</text:p>
          </table:table-cell>
          <table:table-cell table:formula="of:=IF(IFERROR(FIND(&quot;--&quot;;[.A18]); -1) &gt;= 0; SUBSTITUTE([.A18];&quot;,&quot;;&quot;&quot;); CONCATENATE(&quot;NEW.&quot;;SUBSTITUTE(TRIM([.A18]);&quot;,&quot;;&quot;&quot;)))" office:value-type="string" office:string-value="NEW.adl_dishes" calcext:value-type="string">
            <text:p>NEW.adl_dishes</text:p>
          </table:table-cell>
          <table:table-cell table:formula="of:=CONCATENATE(IF(IFERROR(FIND(&quot;_yes_no&quot;;[.C18]);0); CONCATENATE(&quot;CASE WHEN &quot;; [.D18]; &quot; = 0 THEN 'no' WHEN &quot;; [.D18]; &quot; = 1 THEN 'yes' WHEN &quot;; [.D18]; &quot; = 9 THEN 'don''t know' ELSE &quot;; [.D18]; &quot;::varchar END&quot;); [.D18]); &quot;,&quot;)" office:value-type="string" office:string-value="CASE WHEN NEW.adl_dishes = 0 THEN 'no' WHEN NEW.adl_dishes = 1 THEN 'yes' WHEN NEW.adl_dishes = 9 THEN 'don''t know' ELSE NEW.adl_dishes::varchar END," calcext:value-type="string">
            <text:p>CASE WHEN NEW.adl_dishes = 0 THEN 'no' WHEN NEW.adl_dishes = 1 THEN 'yes' WHEN NEW.adl_dishes = 9 THEN 'don''t know' ELSE NEW.adl_dishes::varchar END,</text:p>
          </table:table-cell>
        </table:table-row>
        <table:table-row table:style-name="ro1">
          <table:table-cell office:value-type="string" calcext:value-type="string">
            <text:p><text:s text:c="2"/>adl_dishes_perf,</text:p>
          </table:table-cell>
          <table:table-cell/>
          <table:table-cell office:value-type="string" calcext:value-type="string">
            <text:p><text:s text:c="2"/>select_clear_dishes_performance,</text:p>
          </table:table-cell>
          <table:table-cell table:formula="of:=IF(IFERROR(FIND(&quot;--&quot;;[.A19]); -1) &gt;= 0; SUBSTITUTE([.A19];&quot;,&quot;;&quot;&quot;); CONCATENATE(&quot;NEW.&quot;;SUBSTITUTE(TRIM([.A19]);&quot;,&quot;;&quot;&quot;)))" office:value-type="string" office:string-value="NEW.adl_dishes_perf" calcext:value-type="string">
            <text:p>NEW.adl_dishes_perf</text:p>
          </table:table-cell>
          <table:table-cell table:formula="of:=CONCATENATE(IF(IFERROR(FIND(&quot;_yes_no&quot;;[.C19]);0); CONCATENATE(&quot;CASE WHEN &quot;; [.D19]; &quot; = 0 THEN 'no' WHEN &quot;; [.D19]; &quot; = 1 THEN 'yes' WHEN &quot;; [.D19]; &quot; = 9 THEN 'don''t know' ELSE &quot;; [.D19]; &quot;::varchar END&quot;); [.D19]); &quot;,&quot;)" office:value-type="string" office:string-value="NEW.adl_dishes_perf," calcext:value-type="string">
            <text:p>NEW.adl_dishes_perf,</text:p>
          </table:table-cell>
        </table:table-row>
        <table:table-row table:style-name="ro1">
          <table:table-cell office:value-type="string" calcext:value-type="string">
            <text:p><text:s text:c="2"/>adl_belong,</text:p>
          </table:table-cell>
          <table:table-cell/>
          <table:table-cell office:value-type="string" calcext:value-type="string">
            <text:p><text:s text:c="2"/>find_personal_belongings_yes_no_dont_know,</text:p>
          </table:table-cell>
          <table:table-cell table:formula="of:=IF(IFERROR(FIND(&quot;--&quot;;[.A20]); -1) &gt;= 0; SUBSTITUTE([.A20];&quot;,&quot;;&quot;&quot;); CONCATENATE(&quot;NEW.&quot;;SUBSTITUTE(TRIM([.A20]);&quot;,&quot;;&quot;&quot;)))" office:value-type="string" office:string-value="NEW.adl_belong" calcext:value-type="string">
            <text:p>NEW.adl_belong</text:p>
          </table:table-cell>
          <table:table-cell table:formula="of:=CONCATENATE(IF(IFERROR(FIND(&quot;_yes_no&quot;;[.C20]);0); CONCATENATE(&quot;CASE WHEN &quot;; [.D20]; &quot; = 0 THEN 'no' WHEN &quot;; [.D20]; &quot; = 1 THEN 'yes' WHEN &quot;; [.D20]; &quot; = 9 THEN 'don''t know' ELSE &quot;; [.D20]; &quot;::varchar END&quot;); [.D20]); &quot;,&quot;)" office:value-type="string" office:string-value="CASE WHEN NEW.adl_belong = 0 THEN 'no' WHEN NEW.adl_belong = 1 THEN 'yes' WHEN NEW.adl_belong = 9 THEN 'don''t know' ELSE NEW.adl_belong::varchar END," calcext:value-type="string">
            <text:p>CASE WHEN NEW.adl_belong = 0 THEN 'no' WHEN NEW.adl_belong = 1 THEN 'yes' WHEN NEW.adl_belong = 9 THEN 'don''t know' ELSE NEW.adl_belong::varchar END,</text:p>
          </table:table-cell>
        </table:table-row>
        <table:table-row table:style-name="ro1">
          <table:table-cell office:value-type="string" calcext:value-type="string">
            <text:p><text:s text:c="2"/>adl_belong_perf,</text:p>
          </table:table-cell>
          <table:table-cell/>
          <table:table-cell office:value-type="string" calcext:value-type="string">
            <text:p><text:s text:c="2"/>select_find_personal_belongings_performance,</text:p>
          </table:table-cell>
          <table:table-cell table:formula="of:=IF(IFERROR(FIND(&quot;--&quot;;[.A21]); -1) &gt;= 0; SUBSTITUTE([.A21];&quot;,&quot;;&quot;&quot;); CONCATENATE(&quot;NEW.&quot;;SUBSTITUTE(TRIM([.A21]);&quot;,&quot;;&quot;&quot;)))" office:value-type="string" office:string-value="NEW.adl_belong_perf" calcext:value-type="string">
            <text:p>NEW.adl_belong_perf</text:p>
          </table:table-cell>
          <table:table-cell table:formula="of:=CONCATENATE(IF(IFERROR(FIND(&quot;_yes_no&quot;;[.C21]);0); CONCATENATE(&quot;CASE WHEN &quot;; [.D21]; &quot; = 0 THEN 'no' WHEN &quot;; [.D21]; &quot; = 1 THEN 'yes' WHEN &quot;; [.D21]; &quot; = 9 THEN 'don''t know' ELSE &quot;; [.D21]; &quot;::varchar END&quot;); [.D21]); &quot;,&quot;)" office:value-type="string" office:string-value="NEW.adl_belong_perf," calcext:value-type="string">
            <text:p>NEW.adl_belong_perf,</text:p>
          </table:table-cell>
        </table:table-row>
        <table:table-row table:style-name="ro1">
          <table:table-cell office:value-type="string" calcext:value-type="string">
            <text:p><text:s text:c="2"/>adl_beverage,</text:p>
          </table:table-cell>
          <table:table-cell/>
          <table:table-cell office:value-type="string" calcext:value-type="string">
            <text:p><text:s text:c="2"/>obtain_beverage_yes_no_dont_know,</text:p>
          </table:table-cell>
          <table:table-cell table:formula="of:=IF(IFERROR(FIND(&quot;--&quot;;[.A22]); -1) &gt;= 0; SUBSTITUTE([.A22];&quot;,&quot;;&quot;&quot;); CONCATENATE(&quot;NEW.&quot;;SUBSTITUTE(TRIM([.A22]);&quot;,&quot;;&quot;&quot;)))" office:value-type="string" office:string-value="NEW.adl_beverage" calcext:value-type="string">
            <text:p>NEW.adl_beverage</text:p>
          </table:table-cell>
          <table:table-cell table:formula="of:=CONCATENATE(IF(IFERROR(FIND(&quot;_yes_no&quot;;[.C22]);0); CONCATENATE(&quot;CASE WHEN &quot;; [.D22]; &quot; = 0 THEN 'no' WHEN &quot;; [.D22]; &quot; = 1 THEN 'yes' WHEN &quot;; [.D22]; &quot; = 9 THEN 'don''t know' ELSE &quot;; [.D22]; &quot;::varchar END&quot;); [.D22]); &quot;,&quot;)" office:value-type="string" office:string-value="CASE WHEN NEW.adl_beverage = 0 THEN 'no' WHEN NEW.adl_beverage = 1 THEN 'yes' WHEN NEW.adl_beverage = 9 THEN 'don''t know' ELSE NEW.adl_beverage::varchar END," calcext:value-type="string">
            <text:p>CASE WHEN NEW.adl_beverage = 0 THEN 'no' WHEN NEW.adl_beverage = 1 THEN 'yes' WHEN NEW.adl_beverage = 9 THEN 'don''t know' ELSE NEW.adl_beverage::varchar END,</text:p>
          </table:table-cell>
        </table:table-row>
        <table:table-row table:style-name="ro1">
          <table:table-cell office:value-type="string" calcext:value-type="string">
            <text:p><text:s text:c="2"/>adl_beverage_perf,</text:p>
          </table:table-cell>
          <table:table-cell/>
          <table:table-cell office:value-type="string" calcext:value-type="string">
            <text:p><text:s text:c="2"/>select_obtain_beverage_performance,</text:p>
          </table:table-cell>
          <table:table-cell table:formula="of:=IF(IFERROR(FIND(&quot;--&quot;;[.A23]); -1) &gt;= 0; SUBSTITUTE([.A23];&quot;,&quot;;&quot;&quot;); CONCATENATE(&quot;NEW.&quot;;SUBSTITUTE(TRIM([.A23]);&quot;,&quot;;&quot;&quot;)))" office:value-type="string" office:string-value="NEW.adl_beverage_perf" calcext:value-type="string">
            <text:p>NEW.adl_beverage_perf</text:p>
          </table:table-cell>
          <table:table-cell table:formula="of:=CONCATENATE(IF(IFERROR(FIND(&quot;_yes_no&quot;;[.C23]);0); CONCATENATE(&quot;CASE WHEN &quot;; [.D23]; &quot; = 0 THEN 'no' WHEN &quot;; [.D23]; &quot; = 1 THEN 'yes' WHEN &quot;; [.D23]; &quot; = 9 THEN 'don''t know' ELSE &quot;; [.D23]; &quot;::varchar END&quot;); [.D23]); &quot;,&quot;)" office:value-type="string" office:string-value="NEW.adl_beverage_perf," calcext:value-type="string">
            <text:p>NEW.adl_beverage_perf,</text:p>
          </table:table-cell>
        </table:table-row>
        <table:table-row table:style-name="ro1">
          <table:table-cell office:value-type="string" calcext:value-type="string">
            <text:p><text:s text:c="2"/>adl_snack,</text:p>
          </table:table-cell>
          <table:table-cell/>
          <table:table-cell office:value-type="string" calcext:value-type="string">
            <text:p><text:s text:c="2"/>make_meal_yes_no_dont_know,</text:p>
          </table:table-cell>
          <table:table-cell table:formula="of:=IF(IFERROR(FIND(&quot;--&quot;;[.A24]); -1) &gt;= 0; SUBSTITUTE([.A24];&quot;,&quot;;&quot;&quot;); CONCATENATE(&quot;NEW.&quot;;SUBSTITUTE(TRIM([.A24]);&quot;,&quot;;&quot;&quot;)))" office:value-type="string" office:string-value="NEW.adl_snack" calcext:value-type="string">
            <text:p>NEW.adl_snack</text:p>
          </table:table-cell>
          <table:table-cell table:formula="of:=CONCATENATE(IF(IFERROR(FIND(&quot;_yes_no&quot;;[.C24]);0); CONCATENATE(&quot;CASE WHEN &quot;; [.D24]; &quot; = 0 THEN 'no' WHEN &quot;; [.D24]; &quot; = 1 THEN 'yes' WHEN &quot;; [.D24]; &quot; = 9 THEN 'don''t know' ELSE &quot;; [.D24]; &quot;::varchar END&quot;); [.D24]); &quot;,&quot;)" office:value-type="string" office:string-value="CASE WHEN NEW.adl_snack = 0 THEN 'no' WHEN NEW.adl_snack = 1 THEN 'yes' WHEN NEW.adl_snack = 9 THEN 'don''t know' ELSE NEW.adl_snack::varchar END," calcext:value-type="string">
            <text:p>CASE WHEN NEW.adl_snack = 0 THEN 'no' WHEN NEW.adl_snack = 1 THEN 'yes' WHEN NEW.adl_snack = 9 THEN 'don''t know' ELSE NEW.adl_snack::varchar END,</text:p>
          </table:table-cell>
        </table:table-row>
        <table:table-row table:style-name="ro1">
          <table:table-cell office:value-type="string" calcext:value-type="string">
            <text:p><text:s text:c="2"/>adl_snack_prep,</text:p>
          </table:table-cell>
          <table:table-cell/>
          <table:table-cell office:value-type="string" calcext:value-type="string">
            <text:p><text:s text:c="2"/>select_make_meal_performance,</text:p>
          </table:table-cell>
          <table:table-cell table:formula="of:=IF(IFERROR(FIND(&quot;--&quot;;[.A25]); -1) &gt;= 0; SUBSTITUTE([.A25];&quot;,&quot;;&quot;&quot;); CONCATENATE(&quot;NEW.&quot;;SUBSTITUTE(TRIM([.A25]);&quot;,&quot;;&quot;&quot;)))" office:value-type="string" office:string-value="NEW.adl_snack_prep" calcext:value-type="string">
            <text:p>NEW.adl_snack_prep</text:p>
          </table:table-cell>
          <table:table-cell table:formula="of:=CONCATENATE(IF(IFERROR(FIND(&quot;_yes_no&quot;;[.C25]);0); CONCATENATE(&quot;CASE WHEN &quot;; [.D25]; &quot; = 0 THEN 'no' WHEN &quot;; [.D25]; &quot; = 1 THEN 'yes' WHEN &quot;; [.D25]; &quot; = 9 THEN 'don''t know' ELSE &quot;; [.D25]; &quot;::varchar END&quot;); [.D25]); &quot;,&quot;)" office:value-type="string" office:string-value="NEW.adl_snack_prep," calcext:value-type="string">
            <text:p>NEW.adl_snack_prep,</text:p>
          </table:table-cell>
        </table:table-row>
        <table:table-row table:style-name="ro1">
          <table:table-cell office:value-type="string" calcext:value-type="string">
            <text:p><text:s text:c="2"/>adl_garbage,</text:p>
          </table:table-cell>
          <table:table-cell/>
          <table:table-cell office:value-type="string" calcext:value-type="string">
            <text:p><text:s text:c="2"/>dispose_of_garbage_yes_no_dont_know,</text:p>
          </table:table-cell>
          <table:table-cell table:formula="of:=IF(IFERROR(FIND(&quot;--&quot;;[.A26]); -1) &gt;= 0; SUBSTITUTE([.A26];&quot;,&quot;;&quot;&quot;); CONCATENATE(&quot;NEW.&quot;;SUBSTITUTE(TRIM([.A26]);&quot;,&quot;;&quot;&quot;)))" office:value-type="string" office:string-value="NEW.adl_garbage" calcext:value-type="string">
            <text:p>NEW.adl_garbage</text:p>
          </table:table-cell>
          <table:table-cell table:formula="of:=CONCATENATE(IF(IFERROR(FIND(&quot;_yes_no&quot;;[.C26]);0); CONCATENATE(&quot;CASE WHEN &quot;; [.D26]; &quot; = 0 THEN 'no' WHEN &quot;; [.D26]; &quot; = 1 THEN 'yes' WHEN &quot;; [.D26]; &quot; = 9 THEN 'don''t know' ELSE &quot;; [.D26]; &quot;::varchar END&quot;); [.D26]); &quot;,&quot;)" office:value-type="string" office:string-value="CASE WHEN NEW.adl_garbage = 0 THEN 'no' WHEN NEW.adl_garbage = 1 THEN 'yes' WHEN NEW.adl_garbage = 9 THEN 'don''t know' ELSE NEW.adl_garbage::varchar END," calcext:value-type="string">
            <text:p>CASE WHEN NEW.adl_garbage = 0 THEN 'no' WHEN NEW.adl_garbage = 1 THEN 'yes' WHEN NEW.adl_garbage = 9 THEN 'don''t know' ELSE NEW.adl_garbage::varchar END,</text:p>
          </table:table-cell>
        </table:table-row>
        <table:table-row table:style-name="ro1">
          <table:table-cell office:value-type="string" calcext:value-type="string">
            <text:p><text:s text:c="2"/>adl_garbage_perf,</text:p>
          </table:table-cell>
          <table:table-cell/>
          <table:table-cell office:value-type="string" calcext:value-type="string">
            <text:p><text:s text:c="2"/>select_dispose_of_garbage_performance,</text:p>
          </table:table-cell>
          <table:table-cell table:formula="of:=IF(IFERROR(FIND(&quot;--&quot;;[.A27]); -1) &gt;= 0; SUBSTITUTE([.A27];&quot;,&quot;;&quot;&quot;); CONCATENATE(&quot;NEW.&quot;;SUBSTITUTE(TRIM([.A27]);&quot;,&quot;;&quot;&quot;)))" office:value-type="string" office:string-value="NEW.adl_garbage_perf" calcext:value-type="string">
            <text:p>NEW.adl_garbage_perf</text:p>
          </table:table-cell>
          <table:table-cell table:formula="of:=CONCATENATE(IF(IFERROR(FIND(&quot;_yes_no&quot;;[.C27]);0); CONCATENATE(&quot;CASE WHEN &quot;; [.D27]; &quot; = 0 THEN 'no' WHEN &quot;; [.D27]; &quot; = 1 THEN 'yes' WHEN &quot;; [.D27]; &quot; = 9 THEN 'don''t know' ELSE &quot;; [.D27]; &quot;::varchar END&quot;); [.D27]); &quot;,&quot;)" office:value-type="string" office:string-value="NEW.adl_garbage_perf," calcext:value-type="string">
            <text:p>NEW.adl_garbage_perf,</text:p>
          </table:table-cell>
        </table:table-row>
        <table:table-row table:style-name="ro1">
          <table:table-cell office:value-type="string" calcext:value-type="string">
            <text:p><text:s text:c="2"/>adl_travel,</text:p>
          </table:table-cell>
          <table:table-cell/>
          <table:table-cell office:value-type="string" calcext:value-type="string">
            <text:p><text:s text:c="2"/>get_around_outside_yes_no_dont_know,</text:p>
          </table:table-cell>
          <table:table-cell table:formula="of:=IF(IFERROR(FIND(&quot;--&quot;;[.A28]); -1) &gt;= 0; SUBSTITUTE([.A28];&quot;,&quot;;&quot;&quot;); CONCATENATE(&quot;NEW.&quot;;SUBSTITUTE(TRIM([.A28]);&quot;,&quot;;&quot;&quot;)))" office:value-type="string" office:string-value="NEW.adl_travel" calcext:value-type="string">
            <text:p>NEW.adl_travel</text:p>
          </table:table-cell>
          <table:table-cell table:formula="of:=CONCATENATE(IF(IFERROR(FIND(&quot;_yes_no&quot;;[.C28]);0); CONCATENATE(&quot;CASE WHEN &quot;; [.D28]; &quot; = 0 THEN 'no' WHEN &quot;; [.D28]; &quot; = 1 THEN 'yes' WHEN &quot;; [.D28]; &quot; = 9 THEN 'don''t know' ELSE &quot;; [.D28]; &quot;::varchar END&quot;); [.D28]); &quot;,&quot;)" office:value-type="string" office:string-value="CASE WHEN NEW.adl_travel = 0 THEN 'no' WHEN NEW.adl_travel = 1 THEN 'yes' WHEN NEW.adl_travel = 9 THEN 'don''t know' ELSE NEW.adl_travel::varchar END," calcext:value-type="string">
            <text:p>CASE WHEN NEW.adl_travel = 0 THEN 'no' WHEN NEW.adl_travel = 1 THEN 'yes' WHEN NEW.adl_travel = 9 THEN 'don''t know' ELSE NEW.adl_travel::varchar END,</text:p>
          </table:table-cell>
        </table:table-row>
        <table:table-row table:style-name="ro1">
          <table:table-cell office:value-type="string" calcext:value-type="string">
            <text:p><text:s text:c="2"/>adl_travel_perf,</text:p>
          </table:table-cell>
          <table:table-cell/>
          <table:table-cell office:value-type="string" calcext:value-type="string">
            <text:p><text:s text:c="2"/>select_get_around_outside_performance,</text:p>
          </table:table-cell>
          <table:table-cell table:formula="of:=IF(IFERROR(FIND(&quot;--&quot;;[.A29]); -1) &gt;= 0; SUBSTITUTE([.A29];&quot;,&quot;;&quot;&quot;); CONCATENATE(&quot;NEW.&quot;;SUBSTITUTE(TRIM([.A29]);&quot;,&quot;;&quot;&quot;)))" office:value-type="string" office:string-value="NEW.adl_travel_perf" calcext:value-type="string">
            <text:p>NEW.adl_travel_perf</text:p>
          </table:table-cell>
          <table:table-cell table:formula="of:=CONCATENATE(IF(IFERROR(FIND(&quot;_yes_no&quot;;[.C29]);0); CONCATENATE(&quot;CASE WHEN &quot;; [.D29]; &quot; = 0 THEN 'no' WHEN &quot;; [.D29]; &quot; = 1 THEN 'yes' WHEN &quot;; [.D29]; &quot; = 9 THEN 'don''t know' ELSE &quot;; [.D29]; &quot;::varchar END&quot;); [.D29]); &quot;,&quot;)" office:value-type="string" office:string-value="NEW.adl_travel_perf," calcext:value-type="string">
            <text:p>NEW.adl_travel_perf,</text:p>
          </table:table-cell>
        </table:table-row>
        <table:table-row table:style-name="ro1">
          <table:table-cell office:value-type="string" calcext:value-type="string">
            <text:p><text:s text:c="2"/>adl_shop,</text:p>
          </table:table-cell>
          <table:table-cell/>
          <table:table-cell office:value-type="string" calcext:value-type="string">
            <text:p><text:s text:c="2"/>go_shopping_yes_no_dont_know,</text:p>
          </table:table-cell>
          <table:table-cell table:formula="of:=IF(IFERROR(FIND(&quot;--&quot;;[.A30]); -1) &gt;= 0; SUBSTITUTE([.A30];&quot;,&quot;;&quot;&quot;); CONCATENATE(&quot;NEW.&quot;;SUBSTITUTE(TRIM([.A30]);&quot;,&quot;;&quot;&quot;)))" office:value-type="string" office:string-value="NEW.adl_shop" calcext:value-type="string">
            <text:p>NEW.adl_shop</text:p>
          </table:table-cell>
          <table:table-cell table:formula="of:=CONCATENATE(IF(IFERROR(FIND(&quot;_yes_no&quot;;[.C30]);0); CONCATENATE(&quot;CASE WHEN &quot;; [.D30]; &quot; = 0 THEN 'no' WHEN &quot;; [.D30]; &quot; = 1 THEN 'yes' WHEN &quot;; [.D30]; &quot; = 9 THEN 'don''t know' ELSE &quot;; [.D30]; &quot;::varchar END&quot;); [.D30]); &quot;,&quot;)" office:value-type="string" office:string-value="CASE WHEN NEW.adl_shop = 0 THEN 'no' WHEN NEW.adl_shop = 1 THEN 'yes' WHEN NEW.adl_shop = 9 THEN 'don''t know' ELSE NEW.adl_shop::varchar END," calcext:value-type="string">
            <text:p>CASE WHEN NEW.adl_shop = 0 THEN 'no' WHEN NEW.adl_shop = 1 THEN 'yes' WHEN NEW.adl_shop = 9 THEN 'don''t know' ELSE NEW.adl_shop::varchar END,</text:p>
          </table:table-cell>
        </table:table-row>
        <table:table-row table:style-name="ro1">
          <table:table-cell office:value-type="string" calcext:value-type="string">
            <text:p><text:s text:c="2"/>adl_shop_select,</text:p>
          </table:table-cell>
          <table:table-cell/>
          <table:table-cell office:value-type="string" calcext:value-type="string">
            <text:p><text:s text:c="2"/>select_go_shopping_performance,</text:p>
          </table:table-cell>
          <table:table-cell table:formula="of:=IF(IFERROR(FIND(&quot;--&quot;;[.A31]); -1) &gt;= 0; SUBSTITUTE([.A31];&quot;,&quot;;&quot;&quot;); CONCATENATE(&quot;NEW.&quot;;SUBSTITUTE(TRIM([.A31]);&quot;,&quot;;&quot;&quot;)))" office:value-type="string" office:string-value="NEW.adl_shop_select" calcext:value-type="string">
            <text:p>NEW.adl_shop_select</text:p>
          </table:table-cell>
          <table:table-cell table:formula="of:=CONCATENATE(IF(IFERROR(FIND(&quot;_yes_no&quot;;[.C31]);0); CONCATENATE(&quot;CASE WHEN &quot;; [.D31]; &quot; = 0 THEN 'no' WHEN &quot;; [.D31]; &quot; = 1 THEN 'yes' WHEN &quot;; [.D31]; &quot; = 9 THEN 'don''t know' ELSE &quot;; [.D31]; &quot;::varchar END&quot;); [.D31]); &quot;,&quot;)" office:value-type="string" office:string-value="NEW.adl_shop_select," calcext:value-type="string">
            <text:p>NEW.adl_shop_select,</text:p>
          </table:table-cell>
        </table:table-row>
        <table:table-row table:style-name="ro1">
          <table:table-cell office:value-type="string" calcext:value-type="string">
            <text:p><text:s text:c="2"/>adl_shop_pay,</text:p>
          </table:table-cell>
          <table:table-cell/>
          <table:table-cell office:value-type="string" calcext:value-type="string">
            <text:p><text:s text:c="2"/>pay_for_items_yes_no_dont_know,</text:p>
          </table:table-cell>
          <table:table-cell table:formula="of:=IF(IFERROR(FIND(&quot;--&quot;;[.A32]); -1) &gt;= 0; SUBSTITUTE([.A32];&quot;,&quot;;&quot;&quot;); CONCATENATE(&quot;NEW.&quot;;SUBSTITUTE(TRIM([.A32]);&quot;,&quot;;&quot;&quot;)))" office:value-type="string" office:string-value="NEW.adl_shop_pay" calcext:value-type="string">
            <text:p>NEW.adl_shop_pay</text:p>
          </table:table-cell>
          <table:table-cell table:formula="of:=CONCATENATE(IF(IFERROR(FIND(&quot;_yes_no&quot;;[.C32]);0); CONCATENATE(&quot;CASE WHEN &quot;; [.D32]; &quot; = 0 THEN 'no' WHEN &quot;; [.D32]; &quot; = 1 THEN 'yes' WHEN &quot;; [.D32]; &quot; = 9 THEN 'don''t know' ELSE &quot;; [.D32]; &quot;::varchar END&quot;); [.D32]); &quot;,&quot;)" office:value-type="string" office:string-value="CASE WHEN NEW.adl_shop_pay = 0 THEN 'no' WHEN NEW.adl_shop_pay = 1 THEN 'yes' WHEN NEW.adl_shop_pay = 9 THEN 'don''t know' ELSE NEW.adl_shop_pay::varchar END," calcext:value-type="string">
            <text:p>CASE WHEN NEW.adl_shop_pay = 0 THEN 'no' WHEN NEW.adl_shop_pay = 1 THEN 'yes' WHEN NEW.adl_shop_pay = 9 THEN 'don''t know' ELSE NEW.adl_shop_pay::varchar END,</text:p>
          </table:table-cell>
        </table:table-row>
        <table:table-row table:style-name="ro1">
          <table:table-cell office:value-type="string" calcext:value-type="string">
            <text:p><text:s text:c="2"/>adl_appt,</text:p>
          </table:table-cell>
          <table:table-cell/>
          <table:table-cell office:value-type="string" calcext:value-type="string">
            <text:p><text:s text:c="2"/>keep_appointments_yes_no_dont_know,</text:p>
          </table:table-cell>
          <table:table-cell table:formula="of:=IF(IFERROR(FIND(&quot;--&quot;;[.A33]); -1) &gt;= 0; SUBSTITUTE([.A33];&quot;,&quot;;&quot;&quot;); CONCATENATE(&quot;NEW.&quot;;SUBSTITUTE(TRIM([.A33]);&quot;,&quot;;&quot;&quot;)))" office:value-type="string" office:string-value="NEW.adl_appt" calcext:value-type="string">
            <text:p>NEW.adl_appt</text:p>
          </table:table-cell>
          <table:table-cell table:formula="of:=CONCATENATE(IF(IFERROR(FIND(&quot;_yes_no&quot;;[.C33]);0); CONCATENATE(&quot;CASE WHEN &quot;; [.D33]; &quot; = 0 THEN 'no' WHEN &quot;; [.D33]; &quot; = 1 THEN 'yes' WHEN &quot;; [.D33]; &quot; = 9 THEN 'don''t know' ELSE &quot;; [.D33]; &quot;::varchar END&quot;); [.D33]); &quot;,&quot;)" office:value-type="string" office:string-value="CASE WHEN NEW.adl_appt = 0 THEN 'no' WHEN NEW.adl_appt = 1 THEN 'yes' WHEN NEW.adl_appt = 9 THEN 'don''t know' ELSE NEW.adl_appt::varchar END," calcext:value-type="string">
            <text:p>CASE WHEN NEW.adl_appt = 0 THEN 'no' WHEN NEW.adl_appt = 1 THEN 'yes' WHEN NEW.adl_appt = 9 THEN 'don''t know' ELSE NEW.adl_appt::varchar END,</text:p>
          </table:table-cell>
        </table:table-row>
        <table:table-row table:style-name="ro1">
          <table:table-cell office:value-type="string" calcext:value-type="string">
            <text:p><text:s text:c="2"/>adl_appt_aware,</text:p>
          </table:table-cell>
          <table:table-cell/>
          <table:table-cell office:value-type="string" calcext:value-type="string">
            <text:p><text:s text:c="2"/>select_keep_appointments_performance,</text:p>
          </table:table-cell>
          <table:table-cell table:formula="of:=IF(IFERROR(FIND(&quot;--&quot;;[.A34]); -1) &gt;= 0; SUBSTITUTE([.A34];&quot;,&quot;;&quot;&quot;); CONCATENATE(&quot;NEW.&quot;;SUBSTITUTE(TRIM([.A34]);&quot;,&quot;;&quot;&quot;)))" office:value-type="string" office:string-value="NEW.adl_appt_aware" calcext:value-type="string">
            <text:p>NEW.adl_appt_aware</text:p>
          </table:table-cell>
          <table:table-cell table:formula="of:=CONCATENATE(IF(IFERROR(FIND(&quot;_yes_no&quot;;[.C34]);0); CONCATENATE(&quot;CASE WHEN &quot;; [.D34]; &quot; = 0 THEN 'no' WHEN &quot;; [.D34]; &quot; = 1 THEN 'yes' WHEN &quot;; [.D34]; &quot; = 9 THEN 'don''t know' ELSE &quot;; [.D34]; &quot;::varchar END&quot;); [.D34]); &quot;,&quot;)" office:value-type="string" office:string-value="NEW.adl_appt_aware," calcext:value-type="string">
            <text:p>NEW.adl_appt_aware,</text:p>
          </table:table-cell>
        </table:table-row>
        <table:table-row table:style-name="ro1">
          <table:table-cell office:value-type="string" calcext:value-type="string">
            <text:p>-- <text:s/>institutionalized___1,</text:p>
          </table:table-cell>
          <table:table-cell/>
          <table:table-cell office:value-type="string" calcext:value-type="string">
            <text:p>--</text:p>
          </table:table-cell>
          <table:table-cell table:formula="of:=IF(IFERROR(FIND(&quot;--&quot;;[.A35]); -1) &gt;= 0; SUBSTITUTE([.A35];&quot;,&quot;;&quot;&quot;); CONCATENATE(&quot;NEW.&quot;;SUBSTITUTE(TRIM([.A35]);&quot;,&quot;;&quot;&quot;)))" office:value-type="string" office:string-value="--  institutionalized___1" calcext:value-type="string">
            <text:p>-- <text:s/>institutionalized___1</text:p>
          </table:table-cell>
          <table:table-cell table:formula="of:=CONCATENATE(IF(IFERROR(FIND(&quot;_yes_no&quot;;[.C35]);0); CONCATENATE(&quot;CASE WHEN &quot;; [.D35]; &quot; = 0 THEN 'no' WHEN &quot;; [.D35]; &quot; = 1 THEN 'yes' WHEN &quot;; [.D35]; &quot; = 9 THEN 'don''t know' ELSE &quot;; [.D35]; &quot;::varchar END&quot;); [.D35]); &quot;,&quot;)" office:value-type="string" office:string-value="--  institutionalized___1," calcext:value-type="string">
            <text:p>-- <text:s/>institutionalized___1,</text:p>
          </table:table-cell>
        </table:table-row>
        <table:table-row table:style-name="ro1">
          <table:table-cell office:value-type="string" calcext:value-type="string">
            <text:p><text:s text:c="2"/>adl_alone,</text:p>
          </table:table-cell>
          <table:table-cell/>
          <table:table-cell office:value-type="string" calcext:value-type="string">
            <text:p><text:s text:c="2"/>left_on_own_yes_no_dont_know,</text:p>
          </table:table-cell>
          <table:table-cell table:formula="of:=IF(IFERROR(FIND(&quot;--&quot;;[.A36]); -1) &gt;= 0; SUBSTITUTE([.A36];&quot;,&quot;;&quot;&quot;); CONCATENATE(&quot;NEW.&quot;;SUBSTITUTE(TRIM([.A36]);&quot;,&quot;;&quot;&quot;)))" office:value-type="string" office:string-value="NEW.adl_alone" calcext:value-type="string">
            <text:p>NEW.adl_alone</text:p>
          </table:table-cell>
          <table:table-cell table:formula="of:=CONCATENATE(IF(IFERROR(FIND(&quot;_yes_no&quot;;[.C36]);0); CONCATENATE(&quot;CASE WHEN &quot;; [.D36]; &quot; = 0 THEN 'no' WHEN &quot;; [.D36]; &quot; = 1 THEN 'yes' WHEN &quot;; [.D36]; &quot; = 9 THEN 'don''t know' ELSE &quot;; [.D36]; &quot;::varchar END&quot;); [.D36]); &quot;,&quot;)" office:value-type="string" office:string-value="CASE WHEN NEW.adl_alone = 0 THEN 'no' WHEN NEW.adl_alone = 1 THEN 'yes' WHEN NEW.adl_alone = 9 THEN 'don''t know' ELSE NEW.adl_alone::varchar END," calcext:value-type="string">
            <text:p>CASE WHEN NEW.adl_alone = 0 THEN 'no' WHEN NEW.adl_alone = 1 THEN 'yes' WHEN NEW.adl_alone = 9 THEN 'don''t know' ELSE NEW.adl_alone::varchar END,</text:p>
          </table:table-cell>
        </table:table-row>
        <table:table-row table:style-name="ro1">
          <table:table-cell office:value-type="string" calcext:value-type="string">
            <text:p><text:s text:c="2"/>adl_alone_15m,</text:p>
          </table:table-cell>
          <table:table-cell/>
          <table:table-cell office:value-type="string" calcext:value-type="string">
            <text:p><text:s text:c="2"/>away_from_home_yes_no_dont_know,</text:p>
          </table:table-cell>
          <table:table-cell table:formula="of:=IF(IFERROR(FIND(&quot;--&quot;;[.A37]); -1) &gt;= 0; SUBSTITUTE([.A37];&quot;,&quot;;&quot;&quot;); CONCATENATE(&quot;NEW.&quot;;SUBSTITUTE(TRIM([.A37]);&quot;,&quot;;&quot;&quot;)))" office:value-type="string" office:string-value="NEW.adl_alone_15m" calcext:value-type="string">
            <text:p>NEW.adl_alone_15m</text:p>
          </table:table-cell>
          <table:table-cell table:formula="of:=CONCATENATE(IF(IFERROR(FIND(&quot;_yes_no&quot;;[.C37]);0); CONCATENATE(&quot;CASE WHEN &quot;; [.D37]; &quot; = 0 THEN 'no' WHEN &quot;; [.D37]; &quot; = 1 THEN 'yes' WHEN &quot;; [.D37]; &quot; = 9 THEN 'don''t know' ELSE &quot;; [.D37]; &quot;::varchar END&quot;); [.D37]); &quot;,&quot;)" office:value-type="string" office:string-value="CASE WHEN NEW.adl_alone_15m = 0 THEN 'no' WHEN NEW.adl_alone_15m = 1 THEN 'yes' WHEN NEW.adl_alone_15m = 9 THEN 'don''t know' ELSE NEW.adl_alone_15m::varchar END," calcext:value-type="string">
            <text:p>CASE WHEN NEW.adl_alone_15m = 0 THEN 'no' WHEN NEW.adl_alone_15m = 1 THEN 'yes' WHEN NEW.adl_alone_15m = 9 THEN 'don''t know' ELSE NEW.adl_alone_15m::varchar END,</text:p>
          </table:table-cell>
        </table:table-row>
        <table:table-row table:style-name="ro1">
          <table:table-cell office:value-type="string" calcext:value-type="string">
            <text:p><text:s text:c="2"/>adl_alone_gt1hr,</text:p>
          </table:table-cell>
          <table:table-cell/>
          <table:table-cell office:value-type="string" calcext:value-type="string">
            <text:p><text:s text:c="2"/>at_home_more_than_hour_yes_no_dont_know,</text:p>
          </table:table-cell>
          <table:table-cell table:formula="of:=IF(IFERROR(FIND(&quot;--&quot;;[.A38]); -1) &gt;= 0; SUBSTITUTE([.A38];&quot;,&quot;;&quot;&quot;); CONCATENATE(&quot;NEW.&quot;;SUBSTITUTE(TRIM([.A38]);&quot;,&quot;;&quot;&quot;)))" office:value-type="string" office:string-value="NEW.adl_alone_gt1hr" calcext:value-type="string">
            <text:p>NEW.adl_alone_gt1hr</text:p>
          </table:table-cell>
          <table:table-cell table:formula="of:=CONCATENATE(IF(IFERROR(FIND(&quot;_yes_no&quot;;[.C38]);0); CONCATENATE(&quot;CASE WHEN &quot;; [.D38]; &quot; = 0 THEN 'no' WHEN &quot;; [.D38]; &quot; = 1 THEN 'yes' WHEN &quot;; [.D38]; &quot; = 9 THEN 'don''t know' ELSE &quot;; [.D38]; &quot;::varchar END&quot;); [.D38]); &quot;,&quot;)" office:value-type="string" office:string-value="CASE WHEN NEW.adl_alone_gt1hr = 0 THEN 'no' WHEN NEW.adl_alone_gt1hr = 1 THEN 'yes' WHEN NEW.adl_alone_gt1hr = 9 THEN 'don''t know' ELSE NEW.adl_alone_gt1hr::varchar END," calcext:value-type="string">
            <text:p>CASE WHEN NEW.adl_alone_gt1hr = 0 THEN 'no' WHEN NEW.adl_alone_gt1hr = 1 THEN 'yes' WHEN NEW.adl_alone_gt1hr = 9 THEN 'don''t know' ELSE NEW.adl_alone_gt1hr::varchar END,</text:p>
          </table:table-cell>
        </table:table-row>
        <table:table-row table:style-name="ro1">
          <table:table-cell office:value-type="string" calcext:value-type="string">
            <text:p><text:s text:c="2"/>adl_alone_lt1hr,</text:p>
          </table:table-cell>
          <table:table-cell/>
          <table:table-cell office:value-type="string" calcext:value-type="string">
            <text:p><text:s text:c="2"/>at_home_less_than_hour_yes_no_dont_know,</text:p>
          </table:table-cell>
          <table:table-cell table:formula="of:=IF(IFERROR(FIND(&quot;--&quot;;[.A39]); -1) &gt;= 0; SUBSTITUTE([.A39];&quot;,&quot;;&quot;&quot;); CONCATENATE(&quot;NEW.&quot;;SUBSTITUTE(TRIM([.A39]);&quot;,&quot;;&quot;&quot;)))" office:value-type="string" office:string-value="NEW.adl_alone_lt1hr" calcext:value-type="string">
            <text:p>NEW.adl_alone_lt1hr</text:p>
          </table:table-cell>
          <table:table-cell table:formula="of:=CONCATENATE(IF(IFERROR(FIND(&quot;_yes_no&quot;;[.C39]);0); CONCATENATE(&quot;CASE WHEN &quot;; [.D39]; &quot; = 0 THEN 'no' WHEN &quot;; [.D39]; &quot; = 1 THEN 'yes' WHEN &quot;; [.D39]; &quot; = 9 THEN 'don''t know' ELSE &quot;; [.D39]; &quot;::varchar END&quot;); [.D39]); &quot;,&quot;)" office:value-type="string" office:string-value="CASE WHEN NEW.adl_alone_lt1hr = 0 THEN 'no' WHEN NEW.adl_alone_lt1hr = 1 THEN 'yes' WHEN NEW.adl_alone_lt1hr = 9 THEN 'don''t know' ELSE NEW.adl_alone_lt1hr::varchar END," calcext:value-type="string">
            <text:p>CASE WHEN NEW.adl_alone_lt1hr = 0 THEN 'no' WHEN NEW.adl_alone_lt1hr = 1 THEN 'yes' WHEN NEW.adl_alone_lt1hr = 9 THEN 'don''t know' ELSE NEW.adl_alone_lt1hr::varchar END,</text:p>
          </table:table-cell>
        </table:table-row>
        <table:table-row table:style-name="ro1">
          <table:table-cell office:value-type="string" calcext:value-type="string">
            <text:p><text:s text:c="2"/>adl_currev,</text:p>
          </table:table-cell>
          <table:table-cell/>
          <table:table-cell office:value-type="string" calcext:value-type="string">
            <text:p><text:s text:c="2"/>talk_about_current_events_yes_no_dont_know,</text:p>
          </table:table-cell>
          <table:table-cell table:formula="of:=IF(IFERROR(FIND(&quot;--&quot;;[.A40]); -1) &gt;= 0; SUBSTITUTE([.A40];&quot;,&quot;;&quot;&quot;); CONCATENATE(&quot;NEW.&quot;;SUBSTITUTE(TRIM([.A40]);&quot;,&quot;;&quot;&quot;)))" office:value-type="string" office:string-value="NEW.adl_currev" calcext:value-type="string">
            <text:p>NEW.adl_currev</text:p>
          </table:table-cell>
          <table:table-cell table:formula="of:=CONCATENATE(IF(IFERROR(FIND(&quot;_yes_no&quot;;[.C40]);0); CONCATENATE(&quot;CASE WHEN &quot;; [.D40]; &quot; = 0 THEN 'no' WHEN &quot;; [.D40]; &quot; = 1 THEN 'yes' WHEN &quot;; [.D40]; &quot; = 9 THEN 'don''t know' ELSE &quot;; [.D40]; &quot;::varchar END&quot;); [.D40]); &quot;,&quot;)" office:value-type="string" office:string-value="CASE WHEN NEW.adl_currev = 0 THEN 'no' WHEN NEW.adl_currev = 1 THEN 'yes' WHEN NEW.adl_currev = 9 THEN 'don''t know' ELSE NEW.adl_currev::varchar END," calcext:value-type="string">
            <text:p>CASE WHEN NEW.adl_currev = 0 THEN 'no' WHEN NEW.adl_currev = 1 THEN 'yes' WHEN NEW.adl_currev = 9 THEN 'don''t know' ELSE NEW.adl_currev::varchar END,</text:p>
          </table:table-cell>
        </table:table-row>
        <table:table-row table:style-name="ro1">
          <table:table-cell office:value-type="string" calcext:value-type="string">
            <text:p><text:s text:c="2"/>adl_currev_tv,</text:p>
          </table:table-cell>
          <table:table-cell/>
          <table:table-cell office:value-type="string" calcext:value-type="string">
            <text:p><text:s text:c="2"/>did_not_take_part_in_yes_no_dont_know,</text:p>
          </table:table-cell>
          <table:table-cell table:formula="of:=IF(IFERROR(FIND(&quot;--&quot;;[.A41]); -1) &gt;= 0; SUBSTITUTE([.A41];&quot;,&quot;;&quot;&quot;); CONCATENATE(&quot;NEW.&quot;;SUBSTITUTE(TRIM([.A41]);&quot;,&quot;;&quot;&quot;)))" office:value-type="string" office:string-value="NEW.adl_currev_tv" calcext:value-type="string">
            <text:p>NEW.adl_currev_tv</text:p>
          </table:table-cell>
          <table:table-cell table:formula="of:=CONCATENATE(IF(IFERROR(FIND(&quot;_yes_no&quot;;[.C41]);0); CONCATENATE(&quot;CASE WHEN &quot;; [.D41]; &quot; = 0 THEN 'no' WHEN &quot;; [.D41]; &quot; = 1 THEN 'yes' WHEN &quot;; [.D41]; &quot; = 9 THEN 'don''t know' ELSE &quot;; [.D41]; &quot;::varchar END&quot;); [.D41]); &quot;,&quot;)" office:value-type="string" office:string-value="CASE WHEN NEW.adl_currev_tv = 0 THEN 'no' WHEN NEW.adl_currev_tv = 1 THEN 'yes' WHEN NEW.adl_currev_tv = 9 THEN 'don''t know' ELSE NEW.adl_currev_tv::varchar END," calcext:value-type="string">
            <text:p>CASE WHEN NEW.adl_currev_tv = 0 THEN 'no' WHEN NEW.adl_currev_tv = 1 THEN 'yes' WHEN NEW.adl_currev_tv = 9 THEN 'don''t know' ELSE NEW.adl_currev_tv::varchar END,</text:p>
          </table:table-cell>
        </table:table-row>
        <table:table-row table:style-name="ro1">
          <table:table-cell office:value-type="string" calcext:value-type="string">
            <text:p><text:s text:c="2"/>adl_currev_outhome,</text:p>
          </table:table-cell>
          <table:table-cell/>
          <table:table-cell office:value-type="string" calcext:value-type="string">
            <text:p><text:s text:c="2"/>took_part_in_outside_home_yes_no_dont_know,</text:p>
          </table:table-cell>
          <table:table-cell table:formula="of:=IF(IFERROR(FIND(&quot;--&quot;;[.A42]); -1) &gt;= 0; SUBSTITUTE([.A42];&quot;,&quot;;&quot;&quot;); CONCATENATE(&quot;NEW.&quot;;SUBSTITUTE(TRIM([.A42]);&quot;,&quot;;&quot;&quot;)))" office:value-type="string" office:string-value="NEW.adl_currev_outhome" calcext:value-type="string">
            <text:p>NEW.adl_currev_outhome</text:p>
          </table:table-cell>
          <table:table-cell table:formula="of:=CONCATENATE(IF(IFERROR(FIND(&quot;_yes_no&quot;;[.C42]);0); CONCATENATE(&quot;CASE WHEN &quot;; [.D42]; &quot; = 0 THEN 'no' WHEN &quot;; [.D42]; &quot; = 1 THEN 'yes' WHEN &quot;; [.D42]; &quot; = 9 THEN 'don''t know' ELSE &quot;; [.D42]; &quot;::varchar END&quot;); [.D42]); &quot;,&quot;)" office:value-type="string" office:string-value="CASE WHEN NEW.adl_currev_outhome = 0 THEN 'no' WHEN NEW.adl_currev_outhome = 1 THEN 'yes' WHEN NEW.adl_currev_outhome = 9 THEN 'don''t know' ELSE NEW.adl_currev_outhome::varchar END," calcext:value-type="string">
            <text:p>CASE WHEN NEW.adl_currev_outhome = 0 THEN 'no' WHEN NEW.adl_currev_outhome = 1 THEN 'yes' WHEN NEW.adl_currev_outhome = 9 THEN 'don''t know' ELSE NEW.adl_currev_outhome::varchar END,</text:p>
          </table:table-cell>
        </table:table-row>
        <table:table-row table:style-name="ro1">
          <table:table-cell office:value-type="string" calcext:value-type="string">
            <text:p><text:s text:c="2"/>adl_currev_inhome,</text:p>
          </table:table-cell>
          <table:table-cell/>
          <table:table-cell office:value-type="string" calcext:value-type="string">
            <text:p><text:s text:c="2"/>took_part_in_at_home_yes_no_dont_know,</text:p>
          </table:table-cell>
          <table:table-cell table:formula="of:=IF(IFERROR(FIND(&quot;--&quot;;[.A43]); -1) &gt;= 0; SUBSTITUTE([.A43];&quot;,&quot;;&quot;&quot;); CONCATENATE(&quot;NEW.&quot;;SUBSTITUTE(TRIM([.A43]);&quot;,&quot;;&quot;&quot;)))" office:value-type="string" office:string-value="NEW.adl_currev_inhome" calcext:value-type="string">
            <text:p>NEW.adl_currev_inhome</text:p>
          </table:table-cell>
          <table:table-cell table:formula="of:=CONCATENATE(IF(IFERROR(FIND(&quot;_yes_no&quot;;[.C43]);0); CONCATENATE(&quot;CASE WHEN &quot;; [.D43]; &quot; = 0 THEN 'no' WHEN &quot;; [.D43]; &quot; = 1 THEN 'yes' WHEN &quot;; [.D43]; &quot; = 9 THEN 'don''t know' ELSE &quot;; [.D43]; &quot;::varchar END&quot;); [.D43]); &quot;,&quot;)" office:value-type="string" office:string-value="CASE WHEN NEW.adl_currev_inhome = 0 THEN 'no' WHEN NEW.adl_currev_inhome = 1 THEN 'yes' WHEN NEW.adl_currev_inhome = 9 THEN 'don''t know' ELSE NEW.adl_currev_inhome::varchar END," calcext:value-type="string">
            <text:p>CASE WHEN NEW.adl_currev_inhome = 0 THEN 'no' WHEN NEW.adl_currev_inhome = 1 THEN 'yes' WHEN NEW.adl_currev_inhome = 9 THEN 'don''t know' ELSE NEW.adl_currev_inhome::varchar END,</text:p>
          </table:table-cell>
        </table:table-row>
        <table:table-row table:style-name="ro1">
          <table:table-cell office:value-type="string" calcext:value-type="string">
            <text:p><text:s text:c="2"/>adl_read,</text:p>
          </table:table-cell>
          <table:table-cell/>
          <table:table-cell office:value-type="string" calcext:value-type="string">
            <text:p><text:s text:c="2"/>read_yes_no_dont_know,</text:p>
          </table:table-cell>
          <table:table-cell table:formula="of:=IF(IFERROR(FIND(&quot;--&quot;;[.A44]); -1) &gt;= 0; SUBSTITUTE([.A44];&quot;,&quot;;&quot;&quot;); CONCATENATE(&quot;NEW.&quot;;SUBSTITUTE(TRIM([.A44]);&quot;,&quot;;&quot;&quot;)))" office:value-type="string" office:string-value="NEW.adl_read" calcext:value-type="string">
            <text:p>NEW.adl_read</text:p>
          </table:table-cell>
          <table:table-cell table:formula="of:=CONCATENATE(IF(IFERROR(FIND(&quot;_yes_no&quot;;[.C44]);0); CONCATENATE(&quot;CASE WHEN &quot;; [.D44]; &quot; = 0 THEN 'no' WHEN &quot;; [.D44]; &quot; = 1 THEN 'yes' WHEN &quot;; [.D44]; &quot; = 9 THEN 'don''t know' ELSE &quot;; [.D44]; &quot;::varchar END&quot;); [.D44]); &quot;,&quot;)" office:value-type="string" office:string-value="CASE WHEN NEW.adl_read = 0 THEN 'no' WHEN NEW.adl_read = 1 THEN 'yes' WHEN NEW.adl_read = 9 THEN 'don''t know' ELSE NEW.adl_read::varchar END," calcext:value-type="string">
            <text:p>CASE WHEN NEW.adl_read = 0 THEN 'no' WHEN NEW.adl_read = 1 THEN 'yes' WHEN NEW.adl_read = 9 THEN 'don''t know' ELSE NEW.adl_read::varchar END,</text:p>
          </table:table-cell>
        </table:table-row>
        <table:table-row table:style-name="ro1">
          <table:table-cell office:value-type="string" calcext:value-type="string">
            <text:p><text:s text:c="2"/>adl_read_lt1hr,</text:p>
          </table:table-cell>
          <table:table-cell/>
          <table:table-cell office:value-type="string" calcext:value-type="string">
            <text:p><text:s text:c="2"/>talk_about_reading_shortly_after_yes_no_dont_know,</text:p>
          </table:table-cell>
          <table:table-cell table:formula="of:=IF(IFERROR(FIND(&quot;--&quot;;[.A45]); -1) &gt;= 0; SUBSTITUTE([.A45];&quot;,&quot;;&quot;&quot;); CONCATENATE(&quot;NEW.&quot;;SUBSTITUTE(TRIM([.A45]);&quot;,&quot;;&quot;&quot;)))" office:value-type="string" office:string-value="NEW.adl_read_lt1hr" calcext:value-type="string">
            <text:p>NEW.adl_read_lt1hr</text:p>
          </table:table-cell>
          <table:table-cell table:formula="of:=CONCATENATE(IF(IFERROR(FIND(&quot;_yes_no&quot;;[.C45]);0); CONCATENATE(&quot;CASE WHEN &quot;; [.D45]; &quot; = 0 THEN 'no' WHEN &quot;; [.D45]; &quot; = 1 THEN 'yes' WHEN &quot;; [.D45]; &quot; = 9 THEN 'don''t know' ELSE &quot;; [.D45]; &quot;::varchar END&quot;); [.D45]); &quot;,&quot;)" office:value-type="string" office:string-value="CASE WHEN NEW.adl_read_lt1hr = 0 THEN 'no' WHEN NEW.adl_read_lt1hr = 1 THEN 'yes' WHEN NEW.adl_read_lt1hr = 9 THEN 'don''t know' ELSE NEW.adl_read_lt1hr::varchar END," calcext:value-type="string">
            <text:p>CASE WHEN NEW.adl_read_lt1hr = 0 THEN 'no' WHEN NEW.adl_read_lt1hr = 1 THEN 'yes' WHEN NEW.adl_read_lt1hr = 9 THEN 'don''t know' ELSE NEW.adl_read_lt1hr::varchar END,</text:p>
          </table:table-cell>
        </table:table-row>
        <table:table-row table:style-name="ro1">
          <table:table-cell office:value-type="string" calcext:value-type="string">
            <text:p><text:s text:c="2"/>adl_read_gt1hr,</text:p>
          </table:table-cell>
          <table:table-cell/>
          <table:table-cell office:value-type="string" calcext:value-type="string">
            <text:p><text:s text:c="2"/>talk_about_reading_later_yes_no_dont_know,</text:p>
          </table:table-cell>
          <table:table-cell table:formula="of:=IF(IFERROR(FIND(&quot;--&quot;;[.A46]); -1) &gt;= 0; SUBSTITUTE([.A46];&quot;,&quot;;&quot;&quot;); CONCATENATE(&quot;NEW.&quot;;SUBSTITUTE(TRIM([.A46]);&quot;,&quot;;&quot;&quot;)))" office:value-type="string" office:string-value="NEW.adl_read_gt1hr" calcext:value-type="string">
            <text:p>NEW.adl_read_gt1hr</text:p>
          </table:table-cell>
          <table:table-cell table:formula="of:=CONCATENATE(IF(IFERROR(FIND(&quot;_yes_no&quot;;[.C46]);0); CONCATENATE(&quot;CASE WHEN &quot;; [.D46]; &quot; = 0 THEN 'no' WHEN &quot;; [.D46]; &quot; = 1 THEN 'yes' WHEN &quot;; [.D46]; &quot; = 9 THEN 'don''t know' ELSE &quot;; [.D46]; &quot;::varchar END&quot;); [.D46]); &quot;,&quot;)" office:value-type="string" office:string-value="CASE WHEN NEW.adl_read_gt1hr = 0 THEN 'no' WHEN NEW.adl_read_gt1hr = 1 THEN 'yes' WHEN NEW.adl_read_gt1hr = 9 THEN 'don''t know' ELSE NEW.adl_read_gt1hr::varchar END," calcext:value-type="string">
            <text:p>CASE WHEN NEW.adl_read_gt1hr = 0 THEN 'no' WHEN NEW.adl_read_gt1hr = 1 THEN 'yes' WHEN NEW.adl_read_gt1hr = 9 THEN 'don''t know' ELSE NEW.adl_read_gt1hr::varchar END,</text:p>
          </table:table-cell>
        </table:table-row>
        <table:table-row table:style-name="ro1">
          <table:table-cell office:value-type="string" calcext:value-type="string">
            <text:p><text:s text:c="2"/>adl_write,</text:p>
          </table:table-cell>
          <table:table-cell/>
          <table:table-cell office:value-type="string" calcext:value-type="string">
            <text:p><text:s text:c="2"/>write_yes_no_dont_know,</text:p>
          </table:table-cell>
          <table:table-cell table:formula="of:=IF(IFERROR(FIND(&quot;--&quot;;[.A47]); -1) &gt;= 0; SUBSTITUTE([.A47];&quot;,&quot;;&quot;&quot;); CONCATENATE(&quot;NEW.&quot;;SUBSTITUTE(TRIM([.A47]);&quot;,&quot;;&quot;&quot;)))" office:value-type="string" office:string-value="NEW.adl_write" calcext:value-type="string">
            <text:p>NEW.adl_write</text:p>
          </table:table-cell>
          <table:table-cell table:formula="of:=CONCATENATE(IF(IFERROR(FIND(&quot;_yes_no&quot;;[.C47]);0); CONCATENATE(&quot;CASE WHEN &quot;; [.D47]; &quot; = 0 THEN 'no' WHEN &quot;; [.D47]; &quot; = 1 THEN 'yes' WHEN &quot;; [.D47]; &quot; = 9 THEN 'don''t know' ELSE &quot;; [.D47]; &quot;::varchar END&quot;); [.D47]); &quot;,&quot;)" office:value-type="string" office:string-value="CASE WHEN NEW.adl_write = 0 THEN 'no' WHEN NEW.adl_write = 1 THEN 'yes' WHEN NEW.adl_write = 9 THEN 'don''t know' ELSE NEW.adl_write::varchar END," calcext:value-type="string">
            <text:p>CASE WHEN NEW.adl_write = 0 THEN 'no' WHEN NEW.adl_write = 1 THEN 'yes' WHEN NEW.adl_write = 9 THEN 'don''t know' ELSE NEW.adl_write::varchar END,</text:p>
          </table:table-cell>
        </table:table-row>
        <table:table-row table:style-name="ro1">
          <table:table-cell office:value-type="string" calcext:value-type="string">
            <text:p><text:s text:c="2"/>adl_write_complex,</text:p>
          </table:table-cell>
          <table:table-cell/>
          <table:table-cell office:value-type="string" calcext:value-type="string">
            <text:p><text:s text:c="2"/>select_write_performance,</text:p>
          </table:table-cell>
          <table:table-cell table:formula="of:=IF(IFERROR(FIND(&quot;--&quot;;[.A48]); -1) &gt;= 0; SUBSTITUTE([.A48];&quot;,&quot;;&quot;&quot;); CONCATENATE(&quot;NEW.&quot;;SUBSTITUTE(TRIM([.A48]);&quot;,&quot;;&quot;&quot;)))" office:value-type="string" office:string-value="NEW.adl_write_complex" calcext:value-type="string">
            <text:p>NEW.adl_write_complex</text:p>
          </table:table-cell>
          <table:table-cell table:formula="of:=CONCATENATE(IF(IFERROR(FIND(&quot;_yes_no&quot;;[.C48]);0); CONCATENATE(&quot;CASE WHEN &quot;; [.D48]; &quot; = 0 THEN 'no' WHEN &quot;; [.D48]; &quot; = 1 THEN 'yes' WHEN &quot;; [.D48]; &quot; = 9 THEN 'don''t know' ELSE &quot;; [.D48]; &quot;::varchar END&quot;); [.D48]); &quot;,&quot;)" office:value-type="string" office:string-value="NEW.adl_write_complex," calcext:value-type="string">
            <text:p>NEW.adl_write_complex,</text:p>
          </table:table-cell>
        </table:table-row>
        <table:table-row table:style-name="ro1">
          <table:table-cell office:value-type="string" calcext:value-type="string">
            <text:p><text:s text:c="2"/>adl_hob,</text:p>
          </table:table-cell>
          <table:table-cell/>
          <table:table-cell office:value-type="string" calcext:value-type="string">
            <text:p><text:s text:c="2"/>pastime_yes_no_dont_know,</text:p>
          </table:table-cell>
          <table:table-cell table:formula="of:=IF(IFERROR(FIND(&quot;--&quot;;[.A49]); -1) &gt;= 0; SUBSTITUTE([.A49];&quot;,&quot;;&quot;&quot;); CONCATENATE(&quot;NEW.&quot;;SUBSTITUTE(TRIM([.A49]);&quot;,&quot;;&quot;&quot;)))" office:value-type="string" office:string-value="NEW.adl_hob" calcext:value-type="string">
            <text:p>NEW.adl_hob</text:p>
          </table:table-cell>
          <table:table-cell table:formula="of:=CONCATENATE(IF(IFERROR(FIND(&quot;_yes_no&quot;;[.C49]);0); CONCATENATE(&quot;CASE WHEN &quot;; [.D49]; &quot; = 0 THEN 'no' WHEN &quot;; [.D49]; &quot; = 1 THEN 'yes' WHEN &quot;; [.D49]; &quot; = 9 THEN 'don''t know' ELSE &quot;; [.D49]; &quot;::varchar END&quot;); [.D49]); &quot;,&quot;)" office:value-type="string" office:string-value="CASE WHEN NEW.adl_hob = 0 THEN 'no' WHEN NEW.adl_hob = 1 THEN 'yes' WHEN NEW.adl_hob = 9 THEN 'don''t know' ELSE NEW.adl_hob::varchar END," calcext:value-type="string">
            <text:p>CASE WHEN NEW.adl_hob = 0 THEN 'no' WHEN NEW.adl_hob = 1 THEN 'yes' WHEN NEW.adl_hob = 9 THEN 'don''t know' ELSE NEW.adl_hob::varchar END,</text:p>
          </table:table-cell>
        </table:table-row>
        <table:table-row table:style-name="ro1">
          <table:table-cell office:value-type="string" calcext:value-type="string">
            <text:p>-- <text:s/>adl_hobls___gam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0]); -1) &gt;= 0; SUBSTITUTE([.A50];&quot;,&quot;;&quot;&quot;); CONCATENATE(&quot;NEW.&quot;;SUBSTITUTE(TRIM([.A50]);&quot;,&quot;;&quot;&quot;)))" office:value-type="string" office:string-value="--  adl_hobls___gam" calcext:value-type="string">
            <text:p>-- <text:s/>adl_hobls___gam</text:p>
          </table:table-cell>
          <table:table-cell table:formula="of:=CONCATENATE(IF(IFERROR(FIND(&quot;_yes_no&quot;;[.C50]);0); CONCATENATE(&quot;CASE WHEN &quot;; [.D50]; &quot; = 0 THEN 'no' WHEN &quot;; [.D50]; &quot; = 1 THEN 'yes' WHEN &quot;; [.D50]; &quot; = 9 THEN 'don''t know' ELSE &quot;; [.D50]; &quot;::varchar END&quot;); [.D50]); &quot;,&quot;)" office:value-type="string" office:string-value="--  adl_hobls___gam," calcext:value-type="string">
            <text:p>-- <text:s/>adl_hobls___gam,</text:p>
          </table:table-cell>
        </table:table-row>
        <table:table-row table:style-name="ro1">
          <table:table-cell office:value-type="string" calcext:value-type="string">
            <text:p>-- <text:s/>adl_hobls___bing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1]); -1) &gt;= 0; SUBSTITUTE([.A51];&quot;,&quot;;&quot;&quot;); CONCATENATE(&quot;NEW.&quot;;SUBSTITUTE(TRIM([.A51]);&quot;,&quot;;&quot;&quot;)))" office:value-type="string" office:string-value="--  adl_hobls___bing" calcext:value-type="string">
            <text:p>-- <text:s/>adl_hobls___bing</text:p>
          </table:table-cell>
          <table:table-cell table:formula="of:=CONCATENATE(IF(IFERROR(FIND(&quot;_yes_no&quot;;[.C51]);0); CONCATENATE(&quot;CASE WHEN &quot;; [.D51]; &quot; = 0 THEN 'no' WHEN &quot;; [.D51]; &quot; = 1 THEN 'yes' WHEN &quot;; [.D51]; &quot; = 9 THEN 'don''t know' ELSE &quot;; [.D51]; &quot;::varchar END&quot;); [.D51]); &quot;,&quot;)" office:value-type="string" office:string-value="--  adl_hobls___bing," calcext:value-type="string">
            <text:p>-- <text:s/>adl_hobls___bing,</text:p>
          </table:table-cell>
        </table:table-row>
        <table:table-row table:style-name="ro1">
          <table:table-cell office:value-type="string" calcext:value-type="string">
            <text:p>-- <text:s/>adl_hobls___instr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2]); -1) &gt;= 0; SUBSTITUTE([.A52];&quot;,&quot;;&quot;&quot;); CONCATENATE(&quot;NEW.&quot;;SUBSTITUTE(TRIM([.A52]);&quot;,&quot;;&quot;&quot;)))" office:value-type="string" office:string-value="--  adl_hobls___instr" calcext:value-type="string">
            <text:p>-- <text:s/>adl_hobls___instr</text:p>
          </table:table-cell>
          <table:table-cell table:formula="of:=CONCATENATE(IF(IFERROR(FIND(&quot;_yes_no&quot;;[.C52]);0); CONCATENATE(&quot;CASE WHEN &quot;; [.D52]; &quot; = 0 THEN 'no' WHEN &quot;; [.D52]; &quot; = 1 THEN 'yes' WHEN &quot;; [.D52]; &quot; = 9 THEN 'don''t know' ELSE &quot;; [.D52]; &quot;::varchar END&quot;); [.D52]); &quot;,&quot;)" office:value-type="string" office:string-value="--  adl_hobls___instr," calcext:value-type="string">
            <text:p>-- <text:s/>adl_hobls___instr,</text:p>
          </table:table-cell>
        </table:table-row>
        <table:table-row table:style-name="ro1">
          <table:table-cell office:value-type="string" calcext:value-type="string">
            <text:p>-- <text:s/>adl_hobls___read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3]); -1) &gt;= 0; SUBSTITUTE([.A53];&quot;,&quot;;&quot;&quot;); CONCATENATE(&quot;NEW.&quot;;SUBSTITUTE(TRIM([.A53]);&quot;,&quot;;&quot;&quot;)))" office:value-type="string" office:string-value="--  adl_hobls___read" calcext:value-type="string">
            <text:p>-- <text:s/>adl_hobls___read</text:p>
          </table:table-cell>
          <table:table-cell table:formula="of:=CONCATENATE(IF(IFERROR(FIND(&quot;_yes_no&quot;;[.C53]);0); CONCATENATE(&quot;CASE WHEN &quot;; [.D53]; &quot; = 0 THEN 'no' WHEN &quot;; [.D53]; &quot; = 1 THEN 'yes' WHEN &quot;; [.D53]; &quot; = 9 THEN 'don''t know' ELSE &quot;; [.D53]; &quot;::varchar END&quot;); [.D53]); &quot;,&quot;)" office:value-type="string" office:string-value="--  adl_hobls___read," calcext:value-type="string">
            <text:p>-- <text:s/>adl_hobls___read,</text:p>
          </table:table-cell>
        </table:table-row>
        <table:table-row table:style-name="ro1">
          <table:table-cell office:value-type="string" calcext:value-type="string">
            <text:p>-- <text:s/>adl_hobls___tenn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4]); -1) &gt;= 0; SUBSTITUTE([.A54];&quot;,&quot;;&quot;&quot;); CONCATENATE(&quot;NEW.&quot;;SUBSTITUTE(TRIM([.A54]);&quot;,&quot;;&quot;&quot;)))" office:value-type="string" office:string-value="--  adl_hobls___tenn" calcext:value-type="string">
            <text:p>-- <text:s/>adl_hobls___tenn</text:p>
          </table:table-cell>
          <table:table-cell table:formula="of:=CONCATENATE(IF(IFERROR(FIND(&quot;_yes_no&quot;;[.C54]);0); CONCATENATE(&quot;CASE WHEN &quot;; [.D54]; &quot; = 0 THEN 'no' WHEN &quot;; [.D54]; &quot; = 1 THEN 'yes' WHEN &quot;; [.D54]; &quot; = 9 THEN 'don''t know' ELSE &quot;; [.D54]; &quot;::varchar END&quot;); [.D54]); &quot;,&quot;)" office:value-type="string" office:string-value="--  adl_hobls___tenn," calcext:value-type="string">
            <text:p>-- <text:s/>adl_hobls___tenn,</text:p>
          </table:table-cell>
        </table:table-row>
        <table:table-row table:style-name="ro1">
          <table:table-cell office:value-type="string" calcext:value-type="string">
            <text:p>-- <text:s/>adl_hobls___cword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5]); -1) &gt;= 0; SUBSTITUTE([.A55];&quot;,&quot;;&quot;&quot;); CONCATENATE(&quot;NEW.&quot;;SUBSTITUTE(TRIM([.A55]);&quot;,&quot;;&quot;&quot;)))" office:value-type="string" office:string-value="--  adl_hobls___cword" calcext:value-type="string">
            <text:p>-- <text:s/>adl_hobls___cword</text:p>
          </table:table-cell>
          <table:table-cell table:formula="of:=CONCATENATE(IF(IFERROR(FIND(&quot;_yes_no&quot;;[.C55]);0); CONCATENATE(&quot;CASE WHEN &quot;; [.D55]; &quot; = 0 THEN 'no' WHEN &quot;; [.D55]; &quot; = 1 THEN 'yes' WHEN &quot;; [.D55]; &quot; = 9 THEN 'don''t know' ELSE &quot;; [.D55]; &quot;::varchar END&quot;); [.D55]); &quot;,&quot;)" office:value-type="string" office:string-value="--  adl_hobls___cword," calcext:value-type="string">
            <text:p>-- <text:s/>adl_hobls___cword,</text:p>
          </table:table-cell>
        </table:table-row>
        <table:table-row table:style-name="ro1">
          <table:table-cell office:value-type="string" calcext:value-type="string">
            <text:p>-- <text:s/>adl_hobls___knit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6]); -1) &gt;= 0; SUBSTITUTE([.A56];&quot;,&quot;;&quot;&quot;); CONCATENATE(&quot;NEW.&quot;;SUBSTITUTE(TRIM([.A56]);&quot;,&quot;;&quot;&quot;)))" office:value-type="string" office:string-value="--  adl_hobls___knit" calcext:value-type="string">
            <text:p>-- <text:s/>adl_hobls___knit</text:p>
          </table:table-cell>
          <table:table-cell table:formula="of:=CONCATENATE(IF(IFERROR(FIND(&quot;_yes_no&quot;;[.C56]);0); CONCATENATE(&quot;CASE WHEN &quot;; [.D56]; &quot; = 0 THEN 'no' WHEN &quot;; [.D56]; &quot; = 1 THEN 'yes' WHEN &quot;; [.D56]; &quot; = 9 THEN 'don''t know' ELSE &quot;; [.D56]; &quot;::varchar END&quot;); [.D56]); &quot;,&quot;)" office:value-type="string" office:string-value="--  adl_hobls___knit," calcext:value-type="string">
            <text:p>-- <text:s/>adl_hobls___knit,</text:p>
          </table:table-cell>
        </table:table-row>
        <table:table-row table:style-name="ro1">
          <table:table-cell office:value-type="string" calcext:value-type="string">
            <text:p>-- <text:s/>adl_hobls___gard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7]); -1) &gt;= 0; SUBSTITUTE([.A57];&quot;,&quot;;&quot;&quot;); CONCATENATE(&quot;NEW.&quot;;SUBSTITUTE(TRIM([.A57]);&quot;,&quot;;&quot;&quot;)))" office:value-type="string" office:string-value="--  adl_hobls___gard" calcext:value-type="string">
            <text:p>-- <text:s/>adl_hobls___gard</text:p>
          </table:table-cell>
          <table:table-cell table:formula="of:=CONCATENATE(IF(IFERROR(FIND(&quot;_yes_no&quot;;[.C57]);0); CONCATENATE(&quot;CASE WHEN &quot;; [.D57]; &quot; = 0 THEN 'no' WHEN &quot;; [.D57]; &quot; = 1 THEN 'yes' WHEN &quot;; [.D57]; &quot; = 9 THEN 'don''t know' ELSE &quot;; [.D57]; &quot;::varchar END&quot;); [.D57]); &quot;,&quot;)" office:value-type="string" office:string-value="--  adl_hobls___gard," calcext:value-type="string">
            <text:p>-- <text:s/>adl_hobls___gard,</text:p>
          </table:table-cell>
        </table:table-row>
        <table:table-row table:style-name="ro1">
          <table:table-cell office:value-type="string" calcext:value-type="string">
            <text:p>-- <text:s/>adl_hobls___wshop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8]); -1) &gt;= 0; SUBSTITUTE([.A58];&quot;,&quot;;&quot;&quot;); CONCATENATE(&quot;NEW.&quot;;SUBSTITUTE(TRIM([.A58]);&quot;,&quot;;&quot;&quot;)))" office:value-type="string" office:string-value="--  adl_hobls___wshop" calcext:value-type="string">
            <text:p>-- <text:s/>adl_hobls___wshop</text:p>
          </table:table-cell>
          <table:table-cell table:formula="of:=CONCATENATE(IF(IFERROR(FIND(&quot;_yes_no&quot;;[.C58]);0); CONCATENATE(&quot;CASE WHEN &quot;; [.D58]; &quot; = 0 THEN 'no' WHEN &quot;; [.D58]; &quot; = 1 THEN 'yes' WHEN &quot;; [.D58]; &quot; = 9 THEN 'don''t know' ELSE &quot;; [.D58]; &quot;::varchar END&quot;); [.D58]); &quot;,&quot;)" office:value-type="string" office:string-value="--  adl_hobls___wshop," calcext:value-type="string">
            <text:p>-- <text:s/>adl_hobls___wshop,</text:p>
          </table:table-cell>
        </table:table-row>
        <table:table-row table:style-name="ro1">
          <table:table-cell office:value-type="string" calcext:value-type="string">
            <text:p>-- <text:s/>adl_hobls___art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59]); -1) &gt;= 0; SUBSTITUTE([.A59];&quot;,&quot;;&quot;&quot;); CONCATENATE(&quot;NEW.&quot;;SUBSTITUTE(TRIM([.A59]);&quot;,&quot;;&quot;&quot;)))" office:value-type="string" office:string-value="--  adl_hobls___art" calcext:value-type="string">
            <text:p>-- <text:s/>adl_hobls___art</text:p>
          </table:table-cell>
          <table:table-cell table:formula="of:=CONCATENATE(IF(IFERROR(FIND(&quot;_yes_no&quot;;[.C59]);0); CONCATENATE(&quot;CASE WHEN &quot;; [.D59]; &quot; = 0 THEN 'no' WHEN &quot;; [.D59]; &quot; = 1 THEN 'yes' WHEN &quot;; [.D59]; &quot; = 9 THEN 'don''t know' ELSE &quot;; [.D59]; &quot;::varchar END&quot;); [.D59]); &quot;,&quot;)" office:value-type="string" office:string-value="--  adl_hobls___art," calcext:value-type="string">
            <text:p>-- <text:s/>adl_hobls___art,</text:p>
          </table:table-cell>
        </table:table-row>
        <table:table-row table:style-name="ro1">
          <table:table-cell office:value-type="string" calcext:value-type="string">
            <text:p>-- <text:s/>adl_hobls___sew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60]); -1) &gt;= 0; SUBSTITUTE([.A60];&quot;,&quot;;&quot;&quot;); CONCATENATE(&quot;NEW.&quot;;SUBSTITUTE(TRIM([.A60]);&quot;,&quot;;&quot;&quot;)))" office:value-type="string" office:string-value="--  adl_hobls___sew" calcext:value-type="string">
            <text:p>-- <text:s/>adl_hobls___sew</text:p>
          </table:table-cell>
          <table:table-cell table:formula="of:=CONCATENATE(IF(IFERROR(FIND(&quot;_yes_no&quot;;[.C60]);0); CONCATENATE(&quot;CASE WHEN &quot;; [.D60]; &quot; = 0 THEN 'no' WHEN &quot;; [.D60]; &quot; = 1 THEN 'yes' WHEN &quot;; [.D60]; &quot; = 9 THEN 'don''t know' ELSE &quot;; [.D60]; &quot;::varchar END&quot;); [.D60]); &quot;,&quot;)" office:value-type="string" office:string-value="--  adl_hobls___sew," calcext:value-type="string">
            <text:p>-- <text:s/>adl_hobls___sew,</text:p>
          </table:table-cell>
        </table:table-row>
        <table:table-row table:style-name="ro1">
          <table:table-cell office:value-type="string" calcext:value-type="string">
            <text:p>-- <text:s/>adl_hobls___golf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61]); -1) &gt;= 0; SUBSTITUTE([.A61];&quot;,&quot;;&quot;&quot;); CONCATENATE(&quot;NEW.&quot;;SUBSTITUTE(TRIM([.A61]);&quot;,&quot;;&quot;&quot;)))" office:value-type="string" office:string-value="--  adl_hobls___golf" calcext:value-type="string">
            <text:p>-- <text:s/>adl_hobls___golf</text:p>
          </table:table-cell>
          <table:table-cell table:formula="of:=CONCATENATE(IF(IFERROR(FIND(&quot;_yes_no&quot;;[.C61]);0); CONCATENATE(&quot;CASE WHEN &quot;; [.D61]; &quot; = 0 THEN 'no' WHEN &quot;; [.D61]; &quot; = 1 THEN 'yes' WHEN &quot;; [.D61]; &quot; = 9 THEN 'don''t know' ELSE &quot;; [.D61]; &quot;::varchar END&quot;); [.D61]); &quot;,&quot;)" office:value-type="string" office:string-value="--  adl_hobls___golf," calcext:value-type="string">
            <text:p>-- <text:s/>adl_hobls___golf,</text:p>
          </table:table-cell>
        </table:table-row>
        <table:table-row table:style-name="ro1">
          <table:table-cell office:value-type="string" calcext:value-type="string">
            <text:p>-- <text:s/>adl_hobls___fish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62]); -1) &gt;= 0; SUBSTITUTE([.A62];&quot;,&quot;;&quot;&quot;); CONCATENATE(&quot;NEW.&quot;;SUBSTITUTE(TRIM([.A62]);&quot;,&quot;;&quot;&quot;)))" office:value-type="string" office:string-value="--  adl_hobls___fish" calcext:value-type="string">
            <text:p>-- <text:s/>adl_hobls___fish</text:p>
          </table:table-cell>
          <table:table-cell table:formula="of:=CONCATENATE(IF(IFERROR(FIND(&quot;_yes_no&quot;;[.C62]);0); CONCATENATE(&quot;CASE WHEN &quot;; [.D62]; &quot; = 0 THEN 'no' WHEN &quot;; [.D62]; &quot; = 1 THEN 'yes' WHEN &quot;; [.D62]; &quot; = 9 THEN 'don''t know' ELSE &quot;; [.D62]; &quot;::varchar END&quot;); [.D62]); &quot;,&quot;)" office:value-type="string" office:string-value="--  adl_hobls___fish," calcext:value-type="string">
            <text:p>-- <text:s/>adl_hobls___fish,</text:p>
          </table:table-cell>
        </table:table-row>
        <table:table-row table:style-name="ro1">
          <table:table-cell office:value-type="string" calcext:value-type="string">
            <text:p>-- <text:s/>adl_hobls___oth,</text:p>
          </table:table-cell>
          <table:table-cell/>
          <table:table-cell office:value-type="string" calcext:value-type="string">
            <text:p>-- <text:s/>multi_select_pastimes,</text:p>
          </table:table-cell>
          <table:table-cell table:formula="of:=IF(IFERROR(FIND(&quot;--&quot;;[.A63]); -1) &gt;= 0; SUBSTITUTE([.A63];&quot;,&quot;;&quot;&quot;); CONCATENATE(&quot;NEW.&quot;;SUBSTITUTE(TRIM([.A63]);&quot;,&quot;;&quot;&quot;)))" office:value-type="string" office:string-value="--  adl_hobls___oth" calcext:value-type="string">
            <text:p>-- <text:s/>adl_hobls___oth</text:p>
          </table:table-cell>
          <table:table-cell table:formula="of:=CONCATENATE(IF(IFERROR(FIND(&quot;_yes_no&quot;;[.C63]);0); CONCATENATE(&quot;CASE WHEN &quot;; [.D63]; &quot; = 0 THEN 'no' WHEN &quot;; [.D63]; &quot; = 1 THEN 'yes' WHEN &quot;; [.D63]; &quot; = 9 THEN 'don''t know' ELSE &quot;; [.D63]; &quot;::varchar END&quot;); [.D63]); &quot;,&quot;)" office:value-type="string" office:string-value="--  adl_hobls___oth," calcext:value-type="string">
            <text:p>-- <text:s/>adl_hobls___oth,</text:p>
          </table:table-cell>
        </table:table-row>
        <table:table-row table:style-name="ro1">
          <table:table-cell office:value-type="string" calcext:value-type="string">
            <text:p><text:s text:c="2"/>adl_hobls_oth,</text:p>
          </table:table-cell>
          <table:table-cell/>
          <table:table-cell office:value-type="string" calcext:value-type="string">
            <text:p><text:s text:c="2"/>pastime_other,</text:p>
          </table:table-cell>
          <table:table-cell table:formula="of:=IF(IFERROR(FIND(&quot;--&quot;;[.A64]); -1) &gt;= 0; SUBSTITUTE([.A64];&quot;,&quot;;&quot;&quot;); CONCATENATE(&quot;NEW.&quot;;SUBSTITUTE(TRIM([.A64]);&quot;,&quot;;&quot;&quot;)))" office:value-type="string" office:string-value="NEW.adl_hobls_oth" calcext:value-type="string">
            <text:p>NEW.adl_hobls_oth</text:p>
          </table:table-cell>
          <table:table-cell table:formula="of:=CONCATENATE(IF(IFERROR(FIND(&quot;_yes_no&quot;;[.C64]);0); CONCATENATE(&quot;CASE WHEN &quot;; [.D64]; &quot; = 0 THEN 'no' WHEN &quot;; [.D64]; &quot; = 1 THEN 'yes' WHEN &quot;; [.D64]; &quot; = 9 THEN 'don''t know' ELSE &quot;; [.D64]; &quot;::varchar END&quot;); [.D64]); &quot;,&quot;)" office:value-type="string" office:string-value="NEW.adl_hobls_oth," calcext:value-type="string">
            <text:p>NEW.adl_hobls_oth,</text:p>
          </table:table-cell>
        </table:table-row>
        <table:table-row table:style-name="ro1">
          <table:table-cell office:value-type="string" calcext:value-type="string">
            <text:p><text:s text:c="2"/>adl_hobdc___1,</text:p>
          </table:table-cell>
          <table:table-cell/>
          <table:table-cell office:value-type="string" calcext:value-type="string">
            <text:p><text:s text:c="2"/>pastimes_only_at_daycare_no_yes,</text:p>
          </table:table-cell>
          <table:table-cell table:formula="of:=IF(IFERROR(FIND(&quot;--&quot;;[.A65]); -1) &gt;= 0; SUBSTITUTE([.A65];&quot;,&quot;;&quot;&quot;); CONCATENATE(&quot;NEW.&quot;;SUBSTITUTE(TRIM([.A65]);&quot;,&quot;;&quot;&quot;)))" office:value-type="string" office:string-value="NEW.adl_hobdc___1" calcext:value-type="string">
            <text:p>NEW.adl_hobdc___1</text:p>
          </table:table-cell>
          <table:table-cell table:formula="of:=CONCATENATE(IF(IFERROR(FIND(&quot;_yes_no&quot;;[.C65]);0); CONCATENATE(&quot;CASE WHEN &quot;; [.D65]; &quot; = 0 THEN 'no' WHEN &quot;; [.D65]; &quot; = 1 THEN 'yes' WHEN &quot;; [.D65]; &quot; = 9 THEN 'don''t know' ELSE &quot;; [.D65]; &quot;::varchar END&quot;); [.D65]); &quot;,&quot;)" office:value-type="string" office:string-value="NEW.adl_hobdc___1," calcext:value-type="string">
            <text:p>NEW.adl_hobdc___1,</text:p>
          </table:table-cell>
        </table:table-row>
        <table:table-row table:style-name="ro1">
          <table:table-cell office:value-type="string" calcext:value-type="string">
            <text:p><text:s text:c="2"/>adl_hob_perf,</text:p>
          </table:table-cell>
          <table:table-cell/>
          <table:table-cell office:value-type="string" calcext:value-type="string">
            <text:p><text:s text:c="2"/>select_pastimes_only_at_daycare_performance,</text:p>
          </table:table-cell>
          <table:table-cell table:formula="of:=IF(IFERROR(FIND(&quot;--&quot;;[.A66]); -1) &gt;= 0; SUBSTITUTE([.A66];&quot;,&quot;;&quot;&quot;); CONCATENATE(&quot;NEW.&quot;;SUBSTITUTE(TRIM([.A66]);&quot;,&quot;;&quot;&quot;)))" office:value-type="string" office:string-value="NEW.adl_hob_perf" calcext:value-type="string">
            <text:p>NEW.adl_hob_perf</text:p>
          </table:table-cell>
          <table:table-cell table:formula="of:=CONCATENATE(IF(IFERROR(FIND(&quot;_yes_no&quot;;[.C66]);0); CONCATENATE(&quot;CASE WHEN &quot;; [.D66]; &quot; = 0 THEN 'no' WHEN &quot;; [.D66]; &quot; = 1 THEN 'yes' WHEN &quot;; [.D66]; &quot; = 9 THEN 'don''t know' ELSE &quot;; [.D66]; &quot;::varchar END&quot;); [.D66]); &quot;,&quot;)" office:value-type="string" office:string-value="NEW.adl_hob_perf," calcext:value-type="string">
            <text:p>NEW.adl_hob_perf,</text:p>
          </table:table-cell>
        </table:table-row>
        <table:table-row table:style-name="ro1">
          <table:table-cell office:value-type="string" calcext:value-type="string">
            <text:p><text:s text:c="2"/>adl_appl,</text:p>
          </table:table-cell>
          <table:table-cell/>
          <table:table-cell office:value-type="string" calcext:value-type="string">
            <text:p><text:s text:c="2"/>use_household_appliance_yes_no_dont_know,</text:p>
          </table:table-cell>
          <table:table-cell table:formula="of:=IF(IFERROR(FIND(&quot;--&quot;;[.A67]); -1) &gt;= 0; SUBSTITUTE([.A67];&quot;,&quot;;&quot;&quot;); CONCATENATE(&quot;NEW.&quot;;SUBSTITUTE(TRIM([.A67]);&quot;,&quot;;&quot;&quot;)))" office:value-type="string" office:string-value="NEW.adl_appl" calcext:value-type="string">
            <text:p>NEW.adl_appl</text:p>
          </table:table-cell>
          <table:table-cell table:formula="of:=CONCATENATE(IF(IFERROR(FIND(&quot;_yes_no&quot;;[.C67]);0); CONCATENATE(&quot;CASE WHEN &quot;; [.D67]; &quot; = 0 THEN 'no' WHEN &quot;; [.D67]; &quot; = 1 THEN 'yes' WHEN &quot;; [.D67]; &quot; = 9 THEN 'don''t know' ELSE &quot;; [.D67]; &quot;::varchar END&quot;); [.D67]); &quot;,&quot;)" office:value-type="string" office:string-value="CASE WHEN NEW.adl_appl = 0 THEN 'no' WHEN NEW.adl_appl = 1 THEN 'yes' WHEN NEW.adl_appl = 9 THEN 'don''t know' ELSE NEW.adl_appl::varchar END," calcext:value-type="string">
            <text:p>CASE WHEN NEW.adl_appl = 0 THEN 'no' WHEN NEW.adl_appl = 1 THEN 'yes' WHEN NEW.adl_appl = 9 THEN 'don''t know' ELSE NEW.adl_appl::varchar END,</text:p>
          </table:table-cell>
        </table:table-row>
        <table:table-row table:style-name="ro1">
          <table:table-cell office:value-type="string" calcext:value-type="string">
            <text:p>-- <text:s/>adl_applls___wash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68]); -1) &gt;= 0; SUBSTITUTE([.A68];&quot;,&quot;;&quot;&quot;); CONCATENATE(&quot;NEW.&quot;;SUBSTITUTE(TRIM([.A68]);&quot;,&quot;;&quot;&quot;)))" office:value-type="string" office:string-value="--  adl_applls___wash" calcext:value-type="string">
            <text:p>-- <text:s/>adl_applls___wash</text:p>
          </table:table-cell>
          <table:table-cell table:formula="of:=CONCATENATE(IF(IFERROR(FIND(&quot;_yes_no&quot;;[.C68]);0); CONCATENATE(&quot;CASE WHEN &quot;; [.D68]; &quot; = 0 THEN 'no' WHEN &quot;; [.D68]; &quot; = 1 THEN 'yes' WHEN &quot;; [.D68]; &quot; = 9 THEN 'don''t know' ELSE &quot;; [.D68]; &quot;::varchar END&quot;); [.D68]); &quot;,&quot;)" office:value-type="string" office:string-value="--  adl_applls___wash," calcext:value-type="string">
            <text:p>-- <text:s/>adl_applls___wash,</text:p>
          </table:table-cell>
        </table:table-row>
        <table:table-row table:style-name="ro1">
          <table:table-cell office:value-type="string" calcext:value-type="string">
            <text:p>-- <text:s/>adl_applls___dish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69]); -1) &gt;= 0; SUBSTITUTE([.A69];&quot;,&quot;;&quot;&quot;); CONCATENATE(&quot;NEW.&quot;;SUBSTITUTE(TRIM([.A69]);&quot;,&quot;;&quot;&quot;)))" office:value-type="string" office:string-value="--  adl_applls___dish" calcext:value-type="string">
            <text:p>-- <text:s/>adl_applls___dish</text:p>
          </table:table-cell>
          <table:table-cell table:formula="of:=CONCATENATE(IF(IFERROR(FIND(&quot;_yes_no&quot;;[.C69]);0); CONCATENATE(&quot;CASE WHEN &quot;; [.D69]; &quot; = 0 THEN 'no' WHEN &quot;; [.D69]; &quot; = 1 THEN 'yes' WHEN &quot;; [.D69]; &quot; = 9 THEN 'don''t know' ELSE &quot;; [.D69]; &quot;::varchar END&quot;); [.D69]); &quot;,&quot;)" office:value-type="string" office:string-value="--  adl_applls___dish," calcext:value-type="string">
            <text:p>-- <text:s/>adl_applls___dish,</text:p>
          </table:table-cell>
        </table:table-row>
        <table:table-row table:style-name="ro1">
          <table:table-cell office:value-type="string" calcext:value-type="string">
            <text:p>-- <text:s/>adl_applls___range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0]); -1) &gt;= 0; SUBSTITUTE([.A70];&quot;,&quot;;&quot;&quot;); CONCATENATE(&quot;NEW.&quot;;SUBSTITUTE(TRIM([.A70]);&quot;,&quot;;&quot;&quot;)))" office:value-type="string" office:string-value="--  adl_applls___range" calcext:value-type="string">
            <text:p>-- <text:s/>adl_applls___range</text:p>
          </table:table-cell>
          <table:table-cell table:formula="of:=CONCATENATE(IF(IFERROR(FIND(&quot;_yes_no&quot;;[.C70]);0); CONCATENATE(&quot;CASE WHEN &quot;; [.D70]; &quot; = 0 THEN 'no' WHEN &quot;; [.D70]; &quot; = 1 THEN 'yes' WHEN &quot;; [.D70]; &quot; = 9 THEN 'don''t know' ELSE &quot;; [.D70]; &quot;::varchar END&quot;); [.D70]); &quot;,&quot;)" office:value-type="string" office:string-value="--  adl_applls___range," calcext:value-type="string">
            <text:p>-- <text:s/>adl_applls___range,</text:p>
          </table:table-cell>
        </table:table-row>
        <table:table-row table:style-name="ro1">
          <table:table-cell office:value-type="string" calcext:value-type="string">
            <text:p>-- <text:s/>adl_applls___dry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1]); -1) &gt;= 0; SUBSTITUTE([.A71];&quot;,&quot;;&quot;&quot;); CONCATENATE(&quot;NEW.&quot;;SUBSTITUTE(TRIM([.A71]);&quot;,&quot;;&quot;&quot;)))" office:value-type="string" office:string-value="--  adl_applls___dry" calcext:value-type="string">
            <text:p>-- <text:s/>adl_applls___dry</text:p>
          </table:table-cell>
          <table:table-cell table:formula="of:=CONCATENATE(IF(IFERROR(FIND(&quot;_yes_no&quot;;[.C71]);0); CONCATENATE(&quot;CASE WHEN &quot;; [.D71]; &quot; = 0 THEN 'no' WHEN &quot;; [.D71]; &quot; = 1 THEN 'yes' WHEN &quot;; [.D71]; &quot; = 9 THEN 'don''t know' ELSE &quot;; [.D71]; &quot;::varchar END&quot;); [.D71]); &quot;,&quot;)" office:value-type="string" office:string-value="--  adl_applls___dry," calcext:value-type="string">
            <text:p>-- <text:s/>adl_applls___dry,</text:p>
          </table:table-cell>
        </table:table-row>
        <table:table-row table:style-name="ro1">
          <table:table-cell office:value-type="string" calcext:value-type="string">
            <text:p>-- <text:s/>adl_applls___toast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2]); -1) &gt;= 0; SUBSTITUTE([.A72];&quot;,&quot;;&quot;&quot;); CONCATENATE(&quot;NEW.&quot;;SUBSTITUTE(TRIM([.A72]);&quot;,&quot;;&quot;&quot;)))" office:value-type="string" office:string-value="--  adl_applls___toast" calcext:value-type="string">
            <text:p>-- <text:s/>adl_applls___toast</text:p>
          </table:table-cell>
          <table:table-cell table:formula="of:=CONCATENATE(IF(IFERROR(FIND(&quot;_yes_no&quot;;[.C72]);0); CONCATENATE(&quot;CASE WHEN &quot;; [.D72]; &quot; = 0 THEN 'no' WHEN &quot;; [.D72]; &quot; = 1 THEN 'yes' WHEN &quot;; [.D72]; &quot; = 9 THEN 'don''t know' ELSE &quot;; [.D72]; &quot;::varchar END&quot;); [.D72]); &quot;,&quot;)" office:value-type="string" office:string-value="--  adl_applls___toast," calcext:value-type="string">
            <text:p>-- <text:s/>adl_applls___toast,</text:p>
          </table:table-cell>
        </table:table-row>
        <table:table-row table:style-name="ro1">
          <table:table-cell office:value-type="string" calcext:value-type="string">
            <text:p>-- <text:s/>adl_applls___micro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3]); -1) &gt;= 0; SUBSTITUTE([.A73];&quot;,&quot;;&quot;&quot;); CONCATENATE(&quot;NEW.&quot;;SUBSTITUTE(TRIM([.A73]);&quot;,&quot;;&quot;&quot;)))" office:value-type="string" office:string-value="--  adl_applls___micro" calcext:value-type="string">
            <text:p>-- <text:s/>adl_applls___micro</text:p>
          </table:table-cell>
          <table:table-cell table:formula="of:=CONCATENATE(IF(IFERROR(FIND(&quot;_yes_no&quot;;[.C73]);0); CONCATENATE(&quot;CASE WHEN &quot;; [.D73]; &quot; = 0 THEN 'no' WHEN &quot;; [.D73]; &quot; = 1 THEN 'yes' WHEN &quot;; [.D73]; &quot; = 9 THEN 'don''t know' ELSE &quot;; [.D73]; &quot;::varchar END&quot;); [.D73]); &quot;,&quot;)" office:value-type="string" office:string-value="--  adl_applls___micro," calcext:value-type="string">
            <text:p>-- <text:s/>adl_applls___micro,</text:p>
          </table:table-cell>
        </table:table-row>
        <table:table-row table:style-name="ro1">
          <table:table-cell office:value-type="string" calcext:value-type="string">
            <text:p>-- <text:s/>adl_applls___vac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4]); -1) &gt;= 0; SUBSTITUTE([.A74];&quot;,&quot;;&quot;&quot;); CONCATENATE(&quot;NEW.&quot;;SUBSTITUTE(TRIM([.A74]);&quot;,&quot;;&quot;&quot;)))" office:value-type="string" office:string-value="--  adl_applls___vac" calcext:value-type="string">
            <text:p>-- <text:s/>adl_applls___vac</text:p>
          </table:table-cell>
          <table:table-cell table:formula="of:=CONCATENATE(IF(IFERROR(FIND(&quot;_yes_no&quot;;[.C74]);0); CONCATENATE(&quot;CASE WHEN &quot;; [.D74]; &quot; = 0 THEN 'no' WHEN &quot;; [.D74]; &quot; = 1 THEN 'yes' WHEN &quot;; [.D74]; &quot; = 9 THEN 'don''t know' ELSE &quot;; [.D74]; &quot;::varchar END&quot;); [.D74]); &quot;,&quot;)" office:value-type="string" office:string-value="--  adl_applls___vac," calcext:value-type="string">
            <text:p>-- <text:s/>adl_applls___vac,</text:p>
          </table:table-cell>
        </table:table-row>
        <table:table-row table:style-name="ro1">
          <table:table-cell office:value-type="string" calcext:value-type="string">
            <text:p>-- <text:s/>adl_applls___toven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5]); -1) &gt;= 0; SUBSTITUTE([.A75];&quot;,&quot;;&quot;&quot;); CONCATENATE(&quot;NEW.&quot;;SUBSTITUTE(TRIM([.A75]);&quot;,&quot;;&quot;&quot;)))" office:value-type="string" office:string-value="--  adl_applls___toven" calcext:value-type="string">
            <text:p>-- <text:s/>adl_applls___toven</text:p>
          </table:table-cell>
          <table:table-cell table:formula="of:=CONCATENATE(IF(IFERROR(FIND(&quot;_yes_no&quot;;[.C75]);0); CONCATENATE(&quot;CASE WHEN &quot;; [.D75]; &quot; = 0 THEN 'no' WHEN &quot;; [.D75]; &quot; = 1 THEN 'yes' WHEN &quot;; [.D75]; &quot; = 9 THEN 'don''t know' ELSE &quot;; [.D75]; &quot;::varchar END&quot;); [.D75]); &quot;,&quot;)" office:value-type="string" office:string-value="--  adl_applls___toven," calcext:value-type="string">
            <text:p>-- <text:s/>adl_applls___toven,</text:p>
          </table:table-cell>
        </table:table-row>
        <table:table-row table:style-name="ro1">
          <table:table-cell office:value-type="string" calcext:value-type="string">
            <text:p>-- <text:s/>adl_applls___fproc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6]); -1) &gt;= 0; SUBSTITUTE([.A76];&quot;,&quot;;&quot;&quot;); CONCATENATE(&quot;NEW.&quot;;SUBSTITUTE(TRIM([.A76]);&quot;,&quot;;&quot;&quot;)))" office:value-type="string" office:string-value="--  adl_applls___fproc" calcext:value-type="string">
            <text:p>-- <text:s/>adl_applls___fproc</text:p>
          </table:table-cell>
          <table:table-cell table:formula="of:=CONCATENATE(IF(IFERROR(FIND(&quot;_yes_no&quot;;[.C76]);0); CONCATENATE(&quot;CASE WHEN &quot;; [.D76]; &quot; = 0 THEN 'no' WHEN &quot;; [.D76]; &quot; = 1 THEN 'yes' WHEN &quot;; [.D76]; &quot; = 9 THEN 'don''t know' ELSE &quot;; [.D76]; &quot;::varchar END&quot;); [.D76]); &quot;,&quot;)" office:value-type="string" office:string-value="--  adl_applls___fproc," calcext:value-type="string">
            <text:p>-- <text:s/>adl_applls___fproc,</text:p>
          </table:table-cell>
        </table:table-row>
        <table:table-row table:style-name="ro1">
          <table:table-cell office:value-type="string" calcext:value-type="string">
            <text:p>-- <text:s/>adl_applls___oth,</text:p>
          </table:table-cell>
          <table:table-cell/>
          <table:table-cell office:value-type="string" calcext:value-type="string">
            <text:p>-- <text:s/>multi_select_household_appliances,</text:p>
          </table:table-cell>
          <table:table-cell table:formula="of:=IF(IFERROR(FIND(&quot;--&quot;;[.A77]); -1) &gt;= 0; SUBSTITUTE([.A77];&quot;,&quot;;&quot;&quot;); CONCATENATE(&quot;NEW.&quot;;SUBSTITUTE(TRIM([.A77]);&quot;,&quot;;&quot;&quot;)))" office:value-type="string" office:string-value="--  adl_applls___oth" calcext:value-type="string">
            <text:p>-- <text:s/>adl_applls___oth</text:p>
          </table:table-cell>
          <table:table-cell table:formula="of:=CONCATENATE(IF(IFERROR(FIND(&quot;_yes_no&quot;;[.C77]);0); CONCATENATE(&quot;CASE WHEN &quot;; [.D77]; &quot; = 0 THEN 'no' WHEN &quot;; [.D77]; &quot; = 1 THEN 'yes' WHEN &quot;; [.D77]; &quot; = 9 THEN 'don''t know' ELSE &quot;; [.D77]; &quot;::varchar END&quot;); [.D77]); &quot;,&quot;)" office:value-type="string" office:string-value="--  adl_applls___oth," calcext:value-type="string">
            <text:p>-- <text:s/>adl_applls___oth,</text:p>
          </table:table-cell>
        </table:table-row>
        <table:table-row table:style-name="ro1">
          <table:table-cell office:value-type="string" calcext:value-type="string">
            <text:p><text:s text:c="2"/>adl_applls_oth,</text:p>
          </table:table-cell>
          <table:table-cell/>
          <table:table-cell office:value-type="string" calcext:value-type="string">
            <text:p><text:s text:c="2"/>household_appliance_other,</text:p>
          </table:table-cell>
          <table:table-cell table:formula="of:=IF(IFERROR(FIND(&quot;--&quot;;[.A78]); -1) &gt;= 0; SUBSTITUTE([.A78];&quot;,&quot;;&quot;&quot;); CONCATENATE(&quot;NEW.&quot;;SUBSTITUTE(TRIM([.A78]);&quot;,&quot;;&quot;&quot;)))" office:value-type="string" office:string-value="NEW.adl_applls_oth" calcext:value-type="string">
            <text:p>NEW.adl_applls_oth</text:p>
          </table:table-cell>
          <table:table-cell table:formula="of:=CONCATENATE(IF(IFERROR(FIND(&quot;_yes_no&quot;;[.C78]);0); CONCATENATE(&quot;CASE WHEN &quot;; [.D78]; &quot; = 0 THEN 'no' WHEN &quot;; [.D78]; &quot; = 1 THEN 'yes' WHEN &quot;; [.D78]; &quot; = 9 THEN 'don''t know' ELSE &quot;; [.D78]; &quot;::varchar END&quot;); [.D78]); &quot;,&quot;)" office:value-type="string" office:string-value="NEW.adl_applls_oth," calcext:value-type="string">
            <text:p>NEW.adl_applls_oth,</text:p>
          </table:table-cell>
        </table:table-row>
        <table:table-row table:style-name="ro1">
          <table:table-cell office:value-type="string" calcext:value-type="string">
            <text:p><text:s text:c="2"/>adl_appl_perf,</text:p>
          </table:table-cell>
          <table:table-cell/>
          <table:table-cell office:value-type="string" calcext:value-type="string">
            <text:p><text:s text:c="2"/>select_household_appliance_performance, <text:s text:c="9"/></text:p>
          </table:table-cell>
          <table:table-cell table:formula="of:=IF(IFERROR(FIND(&quot;--&quot;;[.A79]); -1) &gt;= 0; SUBSTITUTE([.A79];&quot;,&quot;;&quot;&quot;); CONCATENATE(&quot;NEW.&quot;;SUBSTITUTE(TRIM([.A79]);&quot;,&quot;;&quot;&quot;)))" office:value-type="string" office:string-value="NEW.adl_appl_perf" calcext:value-type="string">
            <text:p>NEW.adl_appl_perf</text:p>
          </table:table-cell>
          <table:table-cell table:formula="of:=CONCATENATE(IF(IFERROR(FIND(&quot;_yes_no&quot;;[.C79]);0); CONCATENATE(&quot;CASE WHEN &quot;; [.D79]; &quot; = 0 THEN 'no' WHEN &quot;; [.D79]; &quot; = 1 THEN 'yes' WHEN &quot;; [.D79]; &quot; = 9 THEN 'don''t know' ELSE &quot;; [.D79]; &quot;::varchar END&quot;); [.D79]); &quot;,&quot;)" office:value-type="string" office:string-value="NEW.adl_appl_perf," calcext:value-type="string">
            <text:p>NEW.adl_appl_perf,</text:p>
          </table:table-cell>
        </table:table-row>
        <table:table-row table:style-name="ro1">
          <table:table-cell office:value-type="string" calcext:value-type="string">
            <text:p>-- <text:s/>adl_comm,</text:p>
          </table:table-cell>
          <table:table-cell/>
          <table:table-cell office:value-type="string" calcext:value-type="string">
            <text:p>--</text:p>
          </table:table-cell>
          <table:table-cell table:formula="of:=IF(IFERROR(FIND(&quot;--&quot;;[.A80]); -1) &gt;= 0; SUBSTITUTE([.A80];&quot;,&quot;;&quot;&quot;); CONCATENATE(&quot;NEW.&quot;;SUBSTITUTE(TRIM([.A80]);&quot;,&quot;;&quot;&quot;)))" office:value-type="string" office:string-value="--  adl_comm" calcext:value-type="string">
            <text:p>-- <text:s/>adl_comm</text:p>
          </table:table-cell>
          <table:table-cell table:formula="of:=CONCATENATE(IF(IFERROR(FIND(&quot;_yes_no&quot;;[.C80]);0); CONCATENATE(&quot;CASE WHEN &quot;; [.D80]; &quot; = 0 THEN 'no' WHEN &quot;; [.D80]; &quot; = 1 THEN 'yes' WHEN &quot;; [.D80]; &quot; = 9 THEN 'don''t know' ELSE &quot;; [.D80]; &quot;::varchar END&quot;); [.D80]); &quot;,&quot;)" office:value-type="string" office:string-value="--  adl_comm," calcext:value-type="string">
            <text:p>-- <text:s/>adl_comm,</text:p>
          </table:table-cell>
        </table:table-row>
        <table:table-row table:style-name="ro1">
          <table:table-cell office:value-type="string" calcext:value-type="string">
            <text:p><text:s text:c="2"/>adcs_npiq_timestamp,</text:p>
          </table:table-cell>
          <table:table-cell/>
          <table:table-cell office:value-type="string" calcext:value-type="string">
            <text:p><text:s text:c="2"/>created_at,</text:p>
          </table:table-cell>
          <table:table-cell table:formula="of:=IF(IFERROR(FIND(&quot;--&quot;;[.A81]); -1) &gt;= 0; SUBSTITUTE([.A81];&quot;,&quot;;&quot;&quot;); CONCATENATE(&quot;NEW.&quot;;SUBSTITUTE(TRIM([.A81]);&quot;,&quot;;&quot;&quot;)))" office:value-type="string" office:string-value="NEW.adcs_npiq_timestamp" calcext:value-type="string">
            <text:p>NEW.adcs_npiq_timestamp</text:p>
          </table:table-cell>
          <table:table-cell table:formula="of:=CONCATENATE(IF(IFERROR(FIND(&quot;_yes_no&quot;;[.C81]);0); CONCATENATE(&quot;CASE WHEN &quot;; [.D81]; &quot; = 0 THEN 'no' WHEN &quot;; [.D81]; &quot; = 1 THEN 'yes' WHEN &quot;; [.D81]; &quot; = 9 THEN 'don''t know' ELSE &quot;; [.D81]; &quot;::varchar END&quot;); [.D81]); &quot;,&quot;)" office:value-type="string" office:string-value="NEW.adcs_npiq_timestamp," calcext:value-type="string">
            <text:p>NEW.adcs_npiq_timestamp,</text:p>
          </table:table-cell>
        </table:table-row>
        <table:table-row table:style-name="ro1">
          <table:table-cell office:value-type="string" calcext:value-type="string">
            <text:p><text:s text:c="2"/>now()</text:p>
          </table:table-cell>
          <table:table-cell/>
          <table:table-cell office:value-type="string" calcext:value-type="string">
            <text:p><text:s text:c="2"/>updated_at</text:p>
          </table:table-cell>
          <table:table-cell table:formula="of:=IF(IFERROR(FIND(&quot;--&quot;;[.A82]); -1) &gt;= 0; SUBSTITUTE([.A82];&quot;,&quot;;&quot;&quot;); CONCATENATE(&quot;NEW.&quot;;SUBSTITUTE(TRIM([.A82]);&quot;,&quot;;&quot;&quot;)))" office:value-type="string" office:string-value="NEW.now()" calcext:value-type="string">
            <text:p>NEW.now()</text:p>
          </table:table-cell>
          <table:table-cell table:formula="of:=CONCATENATE(IF(IFERROR(FIND(&quot;_yes_no&quot;;[.C82]);0); CONCATENATE(&quot;CASE WHEN &quot;; [.D82]; &quot; = 0 THEN 'no' WHEN &quot;; [.D82]; &quot; = 1 THEN 'yes' WHEN &quot;; [.D82]; &quot; = 9 THEN 'don''t know' ELSE &quot;; [.D82]; &quot;::varchar END&quot;); [.D82]); &quot;,&quot;)" office:value-type="string" office:string-value="NEW.now()," calcext:value-type="string">
            <text:p>NEW.now(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Ayres</meta:initial-creator>
    <meta:creation-date>2018-10-16T14:32:11.435303461</meta:creation-date>
    <dc:date>2018-10-17T10:46:17.442346959</dc:date>
    <dc:creator>Phil Ayres</dc:creator>
    <meta:editing-duration>PT1M59S</meta:editing-duration>
    <meta:editing-cycles>1</meta:editing-cycles>
    <meta:document-statistic meta:table-count="1" meta:cell-count="328" meta:object-count="0"/>
    <meta:generator>LibreOffice/5.1.6.2$Linux_X86_64 LibreOffice_project/10m0$Build-2</meta:generator>
  </office:meta>
</office:document-meta>
</file>